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7">
            <text:p>13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5">
            <text:p>17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">
            <text:p>24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212">
            <text:p>1321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415">
            <text:p>1341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863">
            <text:p>1386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3">
            <text:p>2021-01-2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1 - 1.02)">
            <text:p>(0.71 - 1.0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3">
            <text:p>0.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714.625">
            <text:p>714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65373760629804">
            <text:p>0.02653737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9426111158392">
            <text:p>1.0942611116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6.4647184928206">
            <text:p>26.464718492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73.5">
            <text:p>373.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32517296434274">
            <text:p>0.0132517296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672524609554">
            <text:p>1.0467252461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100.75">
            <text:p>100.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339316987740806">
            <text:p>0.0033931699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1189866123049">
            <text:p>1.0118986612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84.75">
            <text:p>-84.75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283976678729393">
            <text:p>-0.0028397668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90076622224268">
            <text:p>0.99007662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852">
            <text:p>852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535">
            <text:p>2853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70.875">
            <text:p>-70.87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24837918345891">
            <text:p>-0.0024837918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91318820253818">
            <text:p>0.9913188203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95">
            <text:p>19895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89.5">
            <text:p>-89.5</text:p>
          </table:table-cell>
          <table:table-cell office:value-type="float" office:value="442.75">
            <text:p>442.75</text:p>
          </table:table-cell>
          <table:table-cell office:value-type="float" office:value="0.0539608084613156">
            <text:p>0.0539608085</text:p>
          </table:table-cell>
          <table:table-cell office:value-type="float" office:value="-0.00449861774315155">
            <text:p>-0.0044986177</text:p>
          </table:table-cell>
          <table:table-cell office:value-type="float" office:value="0.0156448763250883">
            <text:p>0.0156448763</text:p>
          </table:table-cell>
          <table:table-cell office:value-type="float" office:value="1.19456989656021">
            <text:p>1.1945698966</text:p>
          </table:table-cell>
          <table:table-cell office:value-type="float" office:value="0.984294503519704">
            <text:p>0.9842945035</text:p>
          </table:table-cell>
          <table:table-cell office:value-type="float" office:value="1.05523680096205">
            <text:p>1.055236801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430">
            <text:p>19430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3.5">
            <text:p>-83.5</text:p>
          </table:table-cell>
          <table:table-cell office:value-type="float" office:value="77.25">
            <text:p>77.25</text:p>
          </table:table-cell>
          <table:table-cell office:value-type="float" office:value="0.0529799076839533">
            <text:p>0.0529799077</text:p>
          </table:table-cell>
          <table:table-cell office:value-type="float" office:value="-0.00429747812660834">
            <text:p>-0.0042974781</text:p>
          </table:table-cell>
          <table:table-cell office:value-type="float" office:value="0.00261536378102041">
            <text:p>0.0026153638</text:p>
          </table:table-cell>
          <table:table-cell office:value-type="float" office:value="1.19093114330551">
            <text:p>1.1909311433</text:p>
          </table:table-cell>
          <table:table-cell office:value-type="float" office:value="0.984995024460638">
            <text:p>0.9849950245</text:p>
          </table:table-cell>
          <table:table-cell office:value-type="float" office:value="1.00916717988388">
            <text:p>1.0091671799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5029">
            <text:p>15029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8.75">
            <text:p>8.75</text:p>
          </table:table-cell>
          <table:table-cell office:value-type="float" office:value="831.75">
            <text:p>831.75</text:p>
          </table:table-cell>
          <table:table-cell office:value-type="float" office:value="-76.625">
            <text:p>-76.625</text:p>
          </table:table-cell>
          <table:table-cell office:value-type="float" office:value="0.000582207731718677">
            <text:p>0.0005822077</text:p>
          </table:table-cell>
          <table:table-cell office:value-type="float" office:value="0.0430089456538601">
            <text:p>0.0430089457</text:p>
          </table:table-cell>
          <table:table-cell office:value-type="float" office:value="-0.00256288046023145">
            <text:p>-0.0025628805</text:p>
          </table:table-cell>
          <table:table-cell office:value-type="float" office:value="1.00203839143407">
            <text:p>1.0020383914</text:p>
          </table:table-cell>
          <table:table-cell office:value-type="float" office:value="1.15415685782477">
            <text:p>1.1541568578</text:p>
          </table:table-cell>
          <table:table-cell office:value-type="float" office:value="0.991042792367447">
            <text:p>0.9910427924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5340">
            <text:p>15340</text:p>
          </table:table-cell>
          <table:table-cell office:value-type="float" office:value="20160">
            <text:p>20160</text:p>
          </table:table-cell>
          <table:table-cell office:value-type="float" office:value="28535">
            <text:p>28535</text:p>
          </table:table-cell>
          <table:table-cell office:value-type="float" office:value="-78.875">
            <text:p>-78.875</text:p>
          </table:table-cell>
          <table:table-cell office:value-type="float" office:value="548.75">
            <text:p>548.75</text:p>
          </table:table-cell>
          <table:table-cell office:value-type="float" office:value="-70.875">
            <text:p>-70.875</text:p>
          </table:table-cell>
          <table:table-cell office:value-type="float" office:value="-0.00514178617992177">
            <text:p>-0.0051417862</text:p>
          </table:table-cell>
          <table:table-cell office:value-type="float" office:value="0.0272197420634921">
            <text:p>0.0272197421</text:p>
          </table:table-cell>
          <table:table-cell office:value-type="float" office:value="-0.0024837918345891">
            <text:p>-0.0024837918</text:p>
          </table:table-cell>
          <table:table-cell office:value-type="float" office:value="0.982055566781909">
            <text:p>0.9820555668</text:p>
          </table:table-cell>
          <table:table-cell office:value-type="float" office:value="1.09672128936391">
            <text:p>1.0967212894</text:p>
          </table:table-cell>
          <table:table-cell office:value-type="float" office:value="0.991318820253818">
            <text:p>0.991318820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52">
            <text:p>952</text:p>
          </table:table-cell>
          <table:table-cell office:value-type="float" office:value="15912">
            <text:p>15912</text:p>
          </table:table-cell>
          <table:table-cell office:value-type="float" office:value="20557">
            <text:p>20557</text:p>
          </table:table-cell>
          <table:table-cell office:value-type="float" office:value="28300">
            <text:p>28300</text:p>
          </table:table-cell>
          <table:table-cell office:value-type="float" office:value="-42.5">
            <text:p>-42.5</text:p>
          </table:table-cell>
          <table:table-cell office:value-type="float" office:value="65.125">
            <text:p>65.125</text:p>
          </table:table-cell>
          <table:table-cell office:value-type="float" office:value="442.75">
            <text:p>442.75</text:p>
          </table:table-cell>
          <table:table-cell office:value-type="float" office:value="-0.00267094017094017">
            <text:p>-0.0026709402</text:p>
          </table:table-cell>
          <table:table-cell office:value-type="float" office:value="0.00316802062557766">
            <text:p>0.0031680206</text:p>
          </table:table-cell>
          <table:table-cell office:value-type="float" office:value="0.0156448763250883">
            <text:p>0.0156448763</text:p>
          </table:table-cell>
          <table:table-cell office:value-type="float" office:value="0.990665691887647">
            <text:p>0.9906656919</text:p>
          </table:table-cell>
          <table:table-cell office:value-type="float" office:value="1.0111077434447">
            <text:p>1.0111077434</text:p>
          </table:table-cell>
          <table:table-cell office:value-type="float" office:value="1.05523680096205">
            <text:p>1.0552368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5320">
            <text:p>15320</text:p>
          </table:table-cell>
          <table:table-cell office:value-type="float" office:value="21748">
            <text:p>21748</text:p>
          </table:table-cell>
          <table:table-cell office:value-type="float" office:value="29711">
            <text:p>29711</text:p>
          </table:table-cell>
          <table:table-cell office:value-type="float" office:value="-0.625">
            <text:p>-0.625</text:p>
          </table:table-cell>
          <table:table-cell office:value-type="float" office:value="120.375">
            <text:p>120.375</text:p>
          </table:table-cell>
          <table:table-cell office:value-type="float" office:value="166.625">
            <text:p>166.625</text:p>
          </table:table-cell>
          <table:table-cell table:style-name="ce17" office:value-type="float" office:value="-0.0000407963446475196">
            <text:p>-4.08E-005</text:p>
          </table:table-cell>
          <table:table-cell office:value-type="float" office:value="0.00553499172337686">
            <text:p>0.0055349917</text:p>
          </table:table-cell>
          <table:table-cell office:value-type="float" office:value="0.00560819225202787">
            <text:p>0.0056081923</text:p>
          </table:table-cell>
          <table:table-cell office:value-type="float" office:value="0.999857216055843">
            <text:p>0.9998572161</text:p>
          </table:table-cell>
          <table:table-cell office:value-type="float" office:value="1.01943251785324">
            <text:p>1.0194325179</text:p>
          </table:table-cell>
          <table:table-cell office:value-type="float" office:value="1.01969031844996">
            <text:p>1.01969031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4990">
            <text:p>14990</text:p>
          </table:table-cell>
          <table:table-cell office:value-type="float" office:value="22156">
            <text:p>22156</text:p>
          </table:table-cell>
          <table:table-cell office:value-type="float" office:value="29982">
            <text:p>29982</text:p>
          </table:table-cell>
          <table:table-cell office:value-type="float" office:value="11.625">
            <text:p>11.625</text:p>
          </table:table-cell>
          <table:table-cell office:value-type="float" office:value="184.5">
            <text:p>184.5</text:p>
          </table:table-cell>
          <table:table-cell office:value-type="float" office:value="-31.875">
            <text:p>-31.875</text:p>
          </table:table-cell>
          <table:table-cell office:value-type="float" office:value="0.000775517011340894">
            <text:p>0.000775517</text:p>
          </table:table-cell>
          <table:table-cell office:value-type="float" office:value="0.00832731539989168">
            <text:p>0.0083273154</text:p>
          </table:table-cell>
          <table:table-cell office:value-type="float" office:value="-0.00106313788272964">
            <text:p>-0.0010631379</text:p>
          </table:table-cell>
          <table:table-cell office:value-type="float" office:value="1.0027154883359">
            <text:p>1.0027154883</text:p>
          </table:table-cell>
          <table:table-cell office:value-type="float" office:value="1.02928151849589">
            <text:p>1.0292815185</text:p>
          </table:table-cell>
          <table:table-cell office:value-type="float" office:value="0.996281232724275">
            <text:p>0.99628123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713">
            <text:p>71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5280">
            <text:p>15280</text:p>
          </table:table-cell>
          <table:table-cell office:value-type="float" office:value="20500">
            <text:p>20500</text:p>
          </table:table-cell>
          <table:table-cell office:value-type="float" office:value="28509">
            <text:p>28509</text:p>
          </table:table-cell>
          <table:table-cell office:value-type="float" office:value="-36">
            <text:p>-36</text:p>
          </table:table-cell>
          <table:table-cell office:value-type="float" office:value="214.375">
            <text:p>214.375</text:p>
          </table:table-cell>
          <table:table-cell office:value-type="float" office:value="-124.25">
            <text:p>-124.25</text:p>
          </table:table-cell>
          <table:table-cell office:value-type="float" office:value="-0.00235602094240838">
            <text:p>-0.0023560209</text:p>
          </table:table-cell>
          <table:table-cell office:value-type="float" office:value="0.0104573170731707">
            <text:p>0.0104573171</text:p>
          </table:table-cell>
          <table:table-cell office:value-type="float" office:value="-0.00435827282612508">
            <text:p>-0.0043582728</text:p>
          </table:table-cell>
          <table:table-cell office:value-type="float" office:value="0.991764806337546">
            <text:p>0.9917648063</text:p>
          </table:table-cell>
          <table:table-cell office:value-type="float" office:value="1.03681494649762">
            <text:p>1.0368149465</text:p>
          </table:table-cell>
          <table:table-cell office:value-type="float" office:value="0.984783274410935">
            <text:p>0.98478327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5728">
            <text:p>15728</text:p>
          </table:table-cell>
          <table:table-cell office:value-type="float" office:value="20175">
            <text:p>20175</text:p>
          </table:table-cell>
          <table:table-cell office:value-type="float" office:value="27731">
            <text:p>27731</text:p>
          </table:table-cell>
          <table:table-cell office:value-type="float" office:value="244.5">
            <text:p>244.5</text:p>
          </table:table-cell>
          <table:table-cell office:value-type="float" office:value="-72.75">
            <text:p>-72.75</text:p>
          </table:table-cell>
          <table:table-cell office:value-type="float" office:value="-10.125">
            <text:p>-10.125</text:p>
          </table:table-cell>
          <table:table-cell office:value-type="float" office:value="0.015545523906409">
            <text:p>0.0155455239</text:p>
          </table:table-cell>
          <table:table-cell office:value-type="float" office:value="-0.00360594795539033">
            <text:p>-0.003605948</text:p>
          </table:table-cell>
          <table:table-cell office:value-type="float" office:value="-0.000365114853413148">
            <text:p>-0.0003651149</text:p>
          </table:table-cell>
          <table:table-cell office:value-type="float" office:value="1.05488299376694">
            <text:p>1.0548829938</text:p>
          </table:table-cell>
          <table:table-cell office:value-type="float" office:value="0.987404667763021">
            <text:p>0.9874046678</text:p>
          </table:table-cell>
          <table:table-cell office:value-type="float" office:value="0.998722359298412">
            <text:p>0.99872235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766">
            <text:p>766</text:p>
          </table:table-cell>
          <table:table-cell office:value-type="float" office:value="15320">
            <text:p>15320</text:p>
          </table:table-cell>
          <table:table-cell office:value-type="float" office:value="19961">
            <text:p>19961</text:p>
          </table:table-cell>
          <table:table-cell office:value-type="float" office:value="29549">
            <text:p>29549</text:p>
          </table:table-cell>
          <table:table-cell office:value-type="float" office:value="-0.625">
            <text:p>-0.625</text:p>
          </table:table-cell>
          <table:table-cell office:value-type="float" office:value="372">
            <text:p>372</text:p>
          </table:table-cell>
          <table:table-cell office:value-type="float" office:value="63.5">
            <text:p>63.5</text:p>
          </table:table-cell>
          <table:table-cell table:style-name="ce17" office:value-type="float" office:value="-0.0000407963446475196">
            <text:p>-4.08E-005</text:p>
          </table:table-cell>
          <table:table-cell office:value-type="float" office:value="0.0186363408646861">
            <text:p>0.0186363409</text:p>
          </table:table-cell>
          <table:table-cell office:value-type="float" office:value="0.00214897289248367">
            <text:p>0.0021489729</text:p>
          </table:table-cell>
          <table:table-cell office:value-type="float" office:value="0.999857216055843">
            <text:p>0.9998572161</text:p>
          </table:table-cell>
          <table:table-cell office:value-type="float" office:value="1.06590792690002">
            <text:p>1.0659079269</text:p>
          </table:table-cell>
          <table:table-cell office:value-type="float" office:value="1.0075304565693">
            <text:p>1.00753045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805">
            <text:p>805</text:p>
          </table:table-cell>
          <table:table-cell office:value-type="float" office:value="14884">
            <text:p>14884</text:p>
          </table:table-cell>
          <table:table-cell office:value-type="float" office:value="20138">
            <text:p>20138</text:p>
          </table:table-cell>
          <table:table-cell office:value-type="float" office:value="29687">
            <text:p>29687</text:p>
          </table:table-cell>
          <table:table-cell office:value-type="float" office:value="72.5">
            <text:p>72.5</text:p>
          </table:table-cell>
          <table:table-cell office:value-type="float" office:value="418.5">
            <text:p>418.5</text:p>
          </table:table-cell>
          <table:table-cell office:value-type="float" office:value="210.75">
            <text:p>210.75</text:p>
          </table:table-cell>
          <table:table-cell office:value-type="float" office:value="0.00487100241870465">
            <text:p>0.0048710024</text:p>
          </table:table-cell>
          <table:table-cell office:value-type="float" office:value="0.0207816069123051">
            <text:p>0.0207816069</text:p>
          </table:table-cell>
          <table:table-cell office:value-type="float" office:value="0.00709906693165359">
            <text:p>0.0070990669</text:p>
          </table:table-cell>
          <table:table-cell office:value-type="float" office:value="1.01709501272801">
            <text:p>1.0170950127</text:p>
          </table:table-cell>
          <table:table-cell office:value-type="float" office:value="1.07358209955735">
            <text:p>1.0735820996</text:p>
          </table:table-cell>
          <table:table-cell office:value-type="float" office:value="1.02494551189334">
            <text:p>1.0249455119</text:p>
          </table:table-cell>
          <table:table-cell office:value-type="float" office:value="0">
            <text:p>0</text:p>
          </table:table-cell>
          <table:table-cell office:value-type="float" office:value="33.6992634589565">
            <text:p>33.699263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5330">
            <text:p>15330</text:p>
          </table:table-cell>
          <table:table-cell office:value-type="float" office:value="20511">
            <text:p>20511</text:p>
          </table:table-cell>
          <table:table-cell office:value-type="float" office:value="28403">
            <text:p>28403</text:p>
          </table:table-cell>
          <table:table-cell office:value-type="float" office:value="-23">
            <text:p>-23</text:p>
          </table:table-cell>
          <table:table-cell office:value-type="float" office:value="242">
            <text:p>242</text:p>
          </table:table-cell>
          <table:table-cell office:value-type="float" office:value="702.625">
            <text:p>702.625</text:p>
          </table:table-cell>
          <table:table-cell office:value-type="float" office:value="-0.0015003261578604">
            <text:p>-0.0015003262</text:p>
          </table:table-cell>
          <table:table-cell office:value-type="float" office:value="0.011798547121057">
            <text:p>0.0117985471</text:p>
          </table:table-cell>
          <table:table-cell office:value-type="float" office:value="0.0247377037636869">
            <text:p>0.0247377038</text:p>
          </table:table-cell>
          <table:table-cell office:value-type="float" office:value="0.994753270365505">
            <text:p>0.9947532704</text:p>
          </table:table-cell>
          <table:table-cell office:value-type="float" office:value="1.04156775812347">
            <text:p>1.0415677581</text:p>
          </table:table-cell>
          <table:table-cell office:value-type="float" office:value="1.0877813929884">
            <text:p>1.087781393</text:p>
          </table:table-cell>
          <table:table-cell table:number-columns-repeated="2" office:value-type="float" office:value="0">
            <text:p>0</text:p>
          </table:table-cell>
          <table:table-cell office:value-type="float" office:value="28.3650295396773">
            <text:p>28.365029539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5686">
            <text:p>15686</text:p>
          </table:table-cell>
          <table:table-cell office:value-type="float" office:value="20550">
            <text:p>20550</text:p>
          </table:table-cell>
          <table:table-cell office:value-type="float" office:value="31269">
            <text:p>31269</text:p>
          </table:table-cell>
          <table:table-cell office:value-type="float" office:value="266">
            <text:p>266</text:p>
          </table:table-cell>
          <table:table-cell office:value-type="float" office:value="-34.75">
            <text:p>-34.75</text:p>
          </table:table-cell>
          <table:table-cell office:value-type="float" office:value="420.625">
            <text:p>420.625</text:p>
          </table:table-cell>
          <table:table-cell office:value-type="float" office:value="0.0169577967614433">
            <text:p>0.0169577968</text:p>
          </table:table-cell>
          <table:table-cell office:value-type="float" office:value="-0.00169099756690998">
            <text:p>-0.0016909976</text:p>
          </table:table-cell>
          <table:table-cell office:value-type="float" office:value="0.0134518212926541">
            <text:p>0.0134518213</text:p>
          </table:table-cell>
          <table:table-cell office:value-type="float" office:value="1.05991591973222">
            <text:p>1.0599159197</text:p>
          </table:table-cell>
          <table:table-cell office:value-type="float" office:value="0.994087113082447">
            <text:p>0.9940871131</text:p>
          </table:table-cell>
          <table:table-cell office:value-type="float" office:value="1.04743603945662">
            <text:p>1.04743603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5881">
            <text:p>15881</text:p>
          </table:table-cell>
          <table:table-cell office:value-type="float" office:value="22082">
            <text:p>22082</text:p>
          </table:table-cell>
          <table:table-cell office:value-type="float" office:value="33016">
            <text:p>33016</text:p>
          </table:table-cell>
          <table:table-cell office:value-type="float" office:value="307.25">
            <text:p>307.25</text:p>
          </table:table-cell>
          <table:table-cell office:value-type="float" office:value="0.375">
            <text:p>0.375</text:p>
          </table:table-cell>
          <table:table-cell office:value-type="float" office:value="129.625">
            <text:p>129.625</text:p>
          </table:table-cell>
          <table:table-cell office:value-type="float" office:value="0.0193470184497198">
            <text:p>0.0193470184</text:p>
          </table:table-cell>
          <table:table-cell table:style-name="ce17" office:value-type="float" office:value="0.0000169821574132778">
            <text:p>1.70E-005</text:p>
          </table:table-cell>
          <table:table-cell office:value-type="float" office:value="0.00392612672643567">
            <text:p>0.0039261267</text:p>
          </table:table-cell>
          <table:table-cell office:value-type="float" office:value="1.06844820653489">
            <text:p>1.0684482065</text:p>
          </table:table-cell>
          <table:table-cell office:value-type="float" office:value="1.0000594381162">
            <text:p>1.0000594381</text:p>
          </table:table-cell>
          <table:table-cell office:value-type="float" office:value="1.01377165590583">
            <text:p>1.01377165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616">
            <text:p>616</text:p>
          </table:table-cell>
          <table:table-cell office:value-type="float" office:value="15894">
            <text:p>15894</text:p>
          </table:table-cell>
          <table:table-cell office:value-type="float" office:value="21898">
            <text:p>21898</text:p>
          </table:table-cell>
          <table:table-cell office:value-type="float" office:value="34062">
            <text:p>34062</text:p>
          </table:table-cell>
          <table:table-cell office:value-type="float" office:value="337.125">
            <text:p>337.125</text:p>
          </table:table-cell>
          <table:table-cell office:value-type="float" office:value="159.625">
            <text:p>159.625</text:p>
          </table:table-cell>
          <table:table-cell office:value-type="float" office:value="-197.875">
            <text:p>-197.875</text:p>
          </table:table-cell>
          <table:table-cell office:value-type="float" office:value="0.0212108342770857">
            <text:p>0.0212108343</text:p>
          </table:table-cell>
          <table:table-cell office:value-type="float" office:value="0.00728947849118641">
            <text:p>0.0072894785</text:p>
          </table:table-cell>
          <table:table-cell office:value-type="float" office:value="-0.0058092595854618">
            <text:p>-0.0058092596</text:p>
          </table:table-cell>
          <table:table-cell office:value-type="float" office:value="1.07511972297163">
            <text:p>1.075119723</text:p>
          </table:table-cell>
          <table:table-cell office:value-type="float" office:value="1.02561732225263">
            <text:p>1.0256173223</text:p>
          </table:table-cell>
          <table:table-cell office:value-type="float" office:value="0.979733736544869">
            <text:p>0.9797337365</text:p>
          </table:table-cell>
          <table:table-cell office:value-type="float" office:value="33.024282361637">
            <text:p>33.02428236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1209">
            <text:p>1209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148">
            <text:p>16148</text:p>
          </table:table-cell>
          <table:table-cell office:value-type="float" office:value="20897">
            <text:p>20897</text:p>
          </table:table-cell>
          <table:table-cell office:value-type="float" office:value="33004">
            <text:p>33004</text:p>
          </table:table-cell>
          <table:table-cell office:value-type="float" office:value="99.25">
            <text:p>99.25</text:p>
          </table:table-cell>
          <table:table-cell office:value-type="float" office:value="524">
            <text:p>524</text:p>
          </table:table-cell>
          <table:table-cell office:value-type="float" office:value="-791.625">
            <text:p>-791.625</text:p>
          </table:table-cell>
          <table:table-cell office:value-type="float" office:value="0.00614627198414664">
            <text:p>0.006146272</text:p>
          </table:table-cell>
          <table:table-cell office:value-type="float" office:value="0.0250753696702876">
            <text:p>0.0250753697</text:p>
          </table:table-cell>
          <table:table-cell office:value-type="float" office:value="-0.0239857290025451">
            <text:p>-0.023985729</text:p>
          </table:table-cell>
          <table:table-cell office:value-type="float" office:value="1.02158599419675">
            <text:p>1.0215859942</text:p>
          </table:table-cell>
          <table:table-cell office:value-type="float" office:value="1.08899619120765">
            <text:p>1.0889961912</text:p>
          </table:table-cell>
          <table:table-cell office:value-type="float" office:value="0.917177566274828">
            <text:p>0.9171775663</text:p>
          </table:table-cell>
          <table:table-cell office:value-type="float" office:value="0">
            <text:p>0</text:p>
          </table:table-cell>
          <table:table-cell office:value-type="float" office:value="27.9876938812224">
            <text:p>27.9876938812</text:p>
          </table:table-cell>
          <table:table-cell office:value-type="float" office:value="-28.5503402486645">
            <text:p>-28.550340248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5880">
            <text:p>15880</text:p>
          </table:table-cell>
          <table:table-cell office:value-type="float" office:value="22648">
            <text:p>22648</text:p>
          </table:table-cell>
          <table:table-cell office:value-type="float" office:value="31252">
            <text:p>31252</text:p>
          </table:table-cell>
          <table:table-cell office:value-type="float" office:value="289">
            <text:p>289</text:p>
          </table:table-cell>
          <table:table-cell office:value-type="float" office:value="-1078.875">
            <text:p>-1078.875</text:p>
          </table:table-cell>
          <table:table-cell office:value-type="float" office:value="547.25">
            <text:p>547.25</text:p>
          </table:table-cell>
          <table:table-cell office:value-type="float" office:value="0.0181989924433249">
            <text:p>0.0181989924</text:p>
          </table:table-cell>
          <table:table-cell office:value-type="float" office:value="-0.0476366566584246">
            <text:p>-0.0476366567</text:p>
          </table:table-cell>
          <table:table-cell office:value-type="float" office:value="0.0175108793037246">
            <text:p>0.0175108793</text:p>
          </table:table-cell>
          <table:table-cell office:value-type="float" office:value="1.0643456320705">
            <text:p>1.0643456321</text:p>
          </table:table-cell>
          <table:table-cell office:value-type="float" office:value="0.837719433768396">
            <text:p>0.8377194338</text:p>
          </table:table-cell>
          <table:table-cell office:value-type="float" office:value="1.06188907411526">
            <text:p>1.0618890741</text:p>
          </table:table-cell>
          <table:table-cell office:value-type="float" office:value="0">
            <text:p>0</text:p>
          </table:table-cell>
          <table:table-cell office:value-type="float" office:value="-14.2013173104482">
            <text:p>-14.20131731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776">
            <text:p>776</text:p>
          </table:table-cell>
          <table:table-cell office:value-type="float" office:value="15834">
            <text:p>15834</text:p>
          </table:table-cell>
          <table:table-cell office:value-type="float" office:value="20380">
            <text:p>20380</text:p>
          </table:table-cell>
          <table:table-cell office:value-type="float" office:value="32957">
            <text:p>32957</text:p>
          </table:table-cell>
          <table:table-cell office:value-type="float" office:value="310.75">
            <text:p>310.75</text:p>
          </table:table-cell>
          <table:table-cell office:value-type="float" office:value="-1104.625">
            <text:p>-1104.625</text:p>
          </table:table-cell>
          <table:table-cell office:value-type="float" office:value="74.25">
            <text:p>74.25</text:p>
          </table:table-cell>
          <table:table-cell office:value-type="float" office:value="0.0196254894530757">
            <text:p>0.0196254895</text:p>
          </table:table-cell>
          <table:table-cell office:value-type="float" office:value="-0.0542014229636899">
            <text:p>-0.054201423</text:p>
          </table:table-cell>
          <table:table-cell office:value-type="float" office:value="0.00225293564341415">
            <text:p>0.0022529356</text:p>
          </table:table-cell>
          <table:table-cell office:value-type="float" office:value="1.06944412636486">
            <text:p>1.0694441264</text:p>
          </table:table-cell>
          <table:table-cell office:value-type="float" office:value="0.816053096359611">
            <text:p>0.8160530964</text:p>
          </table:table-cell>
          <table:table-cell office:value-type="float" office:value="1.00789522316122">
            <text:p>1.0078952232</text:p>
          </table:table-cell>
          <table:table-cell office:value-type="float" office:value="0">
            <text:p>0</text:p>
          </table:table-cell>
          <table:table-cell office:value-type="float" office:value="-12.4385653598041">
            <text:p>-12.4385653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8">
            <text:p>468</text:p>
          </table:table-cell>
          <table:table-cell office:value-type="float" office:value="14824">
            <text:p>14824</text:p>
          </table:table-cell>
          <table:table-cell office:value-type="float" office:value="20440">
            <text:p>20440</text:p>
          </table:table-cell>
          <table:table-cell office:value-type="float" office:value="34062">
            <text:p>34062</text:p>
          </table:table-cell>
          <table:table-cell office:value-type="float" office:value="-794.25">
            <text:p>-794.25</text:p>
          </table:table-cell>
          <table:table-cell office:value-type="float" office:value="171.75">
            <text:p>171.75</text:p>
          </table:table-cell>
          <table:table-cell office:value-type="float" office:value="-197.875">
            <text:p>-197.875</text:p>
          </table:table-cell>
          <table:table-cell office:value-type="float" office:value="-0.0535786562331355">
            <text:p>-0.0535786562</text:p>
          </table:table-cell>
          <table:table-cell office:value-type="float" office:value="0.00840264187866928">
            <text:p>0.0084026419</text:p>
          </table:table-cell>
          <table:table-cell office:value-type="float" office:value="-0.0058092595854618">
            <text:p>-0.0058092596</text:p>
          </table:table-cell>
          <table:table-cell office:value-type="float" office:value="0.818101221095373">
            <text:p>0.8181012211</text:p>
          </table:table-cell>
          <table:table-cell office:value-type="float" office:value="1.0295476311808">
            <text:p>1.0295476312</text:p>
          </table:table-cell>
          <table:table-cell office:value-type="float" office:value="0.979733736544869">
            <text:p>0.9797337365</text:p>
          </table:table-cell>
          <table:table-cell office:value-type="float" office:value="-12.5872477092501">
            <text:p>-12.58724770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0">
            <text:p>510</text:p>
          </table:table-cell>
          <table:table-cell office:value-type="float" office:value="12392">
            <text:p>12392</text:p>
          </table:table-cell>
          <table:table-cell office:value-type="float" office:value="20652">
            <text:p>20652</text:p>
          </table:table-cell>
          <table:table-cell office:value-type="float" office:value="32805">
            <text:p>32805</text:p>
          </table:table-cell>
          <table:table-cell office:value-type="float" office:value="-854.25">
            <text:p>-854.25</text:p>
          </table:table-cell>
          <table:table-cell office:value-type="float" office:value="-1397.375">
            <text:p>-1397.375</text:p>
          </table:table-cell>
          <table:table-cell office:value-type="float" office:value="-744.875">
            <text:p>-744.875</text:p>
          </table:table-cell>
          <table:table-cell office:value-type="float" office:value="-0.0689356036152356">
            <text:p>-0.0689356036</text:p>
          </table:table-cell>
          <table:table-cell office:value-type="float" office:value="-0.0676629382142165">
            <text:p>-0.0676629382</text:p>
          </table:table-cell>
          <table:table-cell office:value-type="float" office:value="-0.0227061423563481">
            <text:p>-0.0227061424</text:p>
          </table:table-cell>
          <table:table-cell office:value-type="float" office:value="0.768039537540437">
            <text:p>0.7680395375</text:p>
          </table:table-cell>
          <table:table-cell office:value-type="float" office:value="0.772153131737493">
            <text:p>0.7721531317</text:p>
          </table:table-cell>
          <table:table-cell office:value-type="float" office:value="0.921539016798167">
            <text:p>0.9215390168</text:p>
          </table:table-cell>
          <table:table-cell office:value-type="float" office:value="-9.70429643276664">
            <text:p>-9.7042964328</text:p>
          </table:table-cell>
          <table:table-cell office:value-type="float" office:value="-9.89349871225093">
            <text:p>-9.8934987123</text:p>
          </table:table-cell>
          <table:table-cell office:value-type="float" office:value="-30.1789576168069">
            <text:p>-30.178957616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11682">
            <text:p>11682</text:p>
          </table:table-cell>
          <table:table-cell office:value-type="float" office:value="20729">
            <text:p>20729</text:p>
          </table:table-cell>
          <table:table-cell office:value-type="float" office:value="31410">
            <text:p>31410</text:p>
          </table:table-cell>
          <table:table-cell office:value-type="float" office:value="-600.75">
            <text:p>-600.75</text:p>
          </table:table-cell>
          <table:table-cell office:value-type="float" office:value="-817.75">
            <text:p>-817.75</text:p>
          </table:table-cell>
          <table:table-cell office:value-type="float" office:value="388.625">
            <text:p>388.625</text:p>
          </table:table-cell>
          <table:table-cell office:value-type="float" office:value="-0.0514252696456086">
            <text:p>-0.0514252696</text:p>
          </table:table-cell>
          <table:table-cell office:value-type="float" office:value="-0.0394495634135752">
            <text:p>-0.0394495634</text:p>
          </table:table-cell>
          <table:table-cell office:value-type="float" office:value="0.0123726520216492">
            <text:p>0.012372652</text:p>
          </table:table-cell>
          <table:table-cell office:value-type="float" office:value="0.825194890622292">
            <text:p>0.8251948906</text:p>
          </table:table-cell>
          <table:table-cell office:value-type="float" office:value="0.864976813437389">
            <text:p>0.8649768134</text:p>
          </table:table-cell>
          <table:table-cell office:value-type="float" office:value="1.04360432381115">
            <text:p>1.0436043238</text:p>
          </table:table-cell>
          <table:table-cell office:value-type="float" office:value="-13.1291042061522">
            <text:p>-13.1291042062</text:p>
          </table:table-cell>
          <table:table-cell office:value-type="float" office:value="-17.2215667973326">
            <text:p>-17.22156679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7">
            <text:p>577</text:p>
          </table:table-cell>
          <table:table-cell office:value-type="float" office:value="12088">
            <text:p>12088</text:p>
          </table:table-cell>
          <table:table-cell office:value-type="float" office:value="20329">
            <text:p>20329</text:p>
          </table:table-cell>
          <table:table-cell office:value-type="float" office:value="33077">
            <text:p>33077</text:p>
          </table:table-cell>
          <table:table-cell office:value-type="float" office:value="-349.5">
            <text:p>-349.5</text:p>
          </table:table-cell>
          <table:table-cell office:value-type="float" office:value="-1170.25">
            <text:p>-1170.25</text:p>
          </table:table-cell>
          <table:table-cell office:value-type="float" office:value="122.625">
            <text:p>122.625</text:p>
          </table:table-cell>
          <table:table-cell office:value-type="float" office:value="-0.0289129715420252">
            <text:p>-0.0289129715</text:p>
          </table:table-cell>
          <table:table-cell office:value-type="float" office:value="-0.057565546755866">
            <text:p>-0.0575655468</text:p>
          </table:table-cell>
          <table:table-cell office:value-type="float" office:value="0.00370725882032833">
            <text:p>0.0037072588</text:p>
          </table:table-cell>
          <table:table-cell office:value-type="float" office:value="0.900443081052756">
            <text:p>0.9004430811</text:p>
          </table:table-cell>
          <table:table-cell office:value-type="float" office:value="0.805015619014141">
            <text:p>0.805015619</text:p>
          </table:table-cell>
          <table:table-cell office:value-type="float" office:value="1.01300234365635">
            <text:p>1.0130023437</text:p>
          </table:table-cell>
          <table:table-cell office:value-type="float" office:value="-23.6253028909513">
            <text:p>-23.625302891</text:p>
          </table:table-cell>
          <table:table-cell office:value-type="float" office:value="-11.6910094544892">
            <text:p>-11.6910094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580">
            <text:p>580</text:p>
          </table:table-cell>
          <table:table-cell office:value-type="float" office:value="12835">
            <text:p>12835</text:p>
          </table:table-cell>
          <table:table-cell office:value-type="float" office:value="20040">
            <text:p>20040</text:p>
          </table:table-cell>
          <table:table-cell office:value-type="float" office:value="33724">
            <text:p>33724</text:p>
          </table:table-cell>
          <table:table-cell office:value-type="float" office:value="-278.5">
            <text:p>-278.5</text:p>
          </table:table-cell>
          <table:table-cell office:value-type="float" office:value="-252.375">
            <text:p>-252.375</text:p>
          </table:table-cell>
          <table:table-cell office:value-type="float" office:value="-509.75">
            <text:p>-509.75</text:p>
          </table:table-cell>
          <table:table-cell office:value-type="float" office:value="-0.02169848071679">
            <text:p>-0.0216984807</text:p>
          </table:table-cell>
          <table:table-cell office:value-type="float" office:value="-0.0125935628742515">
            <text:p>-0.0125935629</text:p>
          </table:table-cell>
          <table:table-cell office:value-type="float" office:value="-0.0151153481200332">
            <text:p>-0.0151153481</text:p>
          </table:table-cell>
          <table:table-cell office:value-type="float" office:value="0.924978132659452">
            <text:p>0.9249781327</text:p>
          </table:table-cell>
          <table:table-cell office:value-type="float" office:value="0.95623338167882">
            <text:p>0.9562333817</text:p>
          </table:table-cell>
          <table:table-cell office:value-type="float" office:value="0.947544090127512">
            <text:p>0.9475440901</text:p>
          </table:table-cell>
          <table:table-cell office:value-type="float" office:value="-31.5966621859639">
            <text:p>-31.596662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090">
            <text:p>12090</text:p>
          </table:table-cell>
          <table:table-cell office:value-type="float" office:value="18728">
            <text:p>18728</text:p>
          </table:table-cell>
          <table:table-cell office:value-type="float" office:value="32966">
            <text:p>32966</text:p>
          </table:table-cell>
          <table:table-cell office:value-type="float" office:value="-698.375">
            <text:p>-698.375</text:p>
          </table:table-cell>
          <table:table-cell office:value-type="float" office:value="-506.875">
            <text:p>-506.875</text:p>
          </table:table-cell>
          <table:table-cell office:value-type="float" office:value="-845.25">
            <text:p>-845.25</text:p>
          </table:table-cell>
          <table:table-cell office:value-type="float" office:value="-0.0577646815550041">
            <text:p>-0.0577646816</text:p>
          </table:table-cell>
          <table:table-cell office:value-type="float" office:value="-0.0270650897052542">
            <text:p>-0.0270650897</text:p>
          </table:table-cell>
          <table:table-cell office:value-type="float" office:value="-0.0256400533883395">
            <text:p>-0.0256400534</text:p>
          </table:table-cell>
          <table:table-cell office:value-type="float" office:value="0.804363661090382">
            <text:p>0.8043636611</text:p>
          </table:table-cell>
          <table:table-cell office:value-type="float" office:value="0.906707923429887">
            <text:p>0.9067079234</text:p>
          </table:table-cell>
          <table:table-cell office:value-type="float" office:value="0.911548341322815">
            <text:p>0.9115483413</text:p>
          </table:table-cell>
          <table:table-cell office:value-type="float" office:value="-11.6494877405535">
            <text:p>-11.6494877406</text:p>
          </table:table-cell>
          <table:table-cell office:value-type="float" office:value="-25.2622196393246">
            <text:p>-25.2622196393</text:p>
          </table:table-cell>
          <table:table-cell office:value-type="float" office:value="-26.6856911855142">
            <text:p>-26.685691185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835">
            <text:p>835</text:p>
          </table:table-cell>
          <table:table-cell office:value-type="float" office:value="11424">
            <text:p>11424</text:p>
          </table:table-cell>
          <table:table-cell office:value-type="float" office:value="17755">
            <text:p>17755</text:p>
          </table:table-cell>
          <table:table-cell office:value-type="float" office:value="29807">
            <text:p>29807</text:p>
          </table:table-cell>
          <table:table-cell office:value-type="float" office:value="-489.75">
            <text:p>-489.75</text:p>
          </table:table-cell>
          <table:table-cell office:value-type="float" office:value="43.5">
            <text:p>43.5</text:p>
          </table:table-cell>
          <table:table-cell office:value-type="float" office:value="-1475.375">
            <text:p>-1475.375</text:p>
          </table:table-cell>
          <table:table-cell office:value-type="float" office:value="-0.0428702731092437">
            <text:p>-0.0428702731</text:p>
          </table:table-cell>
          <table:table-cell office:value-type="float" office:value="0.00245001408054069">
            <text:p>0.0024500141</text:p>
          </table:table-cell>
          <table:table-cell office:value-type="float" office:value="-0.0494976012346093">
            <text:p>-0.0494976012</text:p>
          </table:table-cell>
          <table:table-cell office:value-type="float" office:value="0.853556250337911">
            <text:p>0.8535562503</text:p>
          </table:table-cell>
          <table:table-cell office:value-type="float" office:value="1.00858681431712">
            <text:p>1.0085868143</text:p>
          </table:table-cell>
          <table:table-cell office:value-type="float" office:value="0.831560420233709">
            <text:p>0.8315604202</text:p>
          </table:table-cell>
          <table:table-cell office:value-type="float" office:value="-15.8193761940424">
            <text:p>-15.819376194</text:p>
          </table:table-cell>
          <table:table-cell office:value-type="float" office:value="0">
            <text:p>0</text:p>
          </table:table-cell>
          <table:table-cell office:value-type="float" office:value="-13.654146218074">
            <text:p>-13.654146218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397">
            <text:p>17397</text:p>
          </table:table-cell>
          <table:table-cell office:value-type="float" office:value="27496">
            <text:p>27496</text:p>
          </table:table-cell>
          <table:table-cell office:value-type="float" office:value="-298.125">
            <text:p>-298.125</text:p>
          </table:table-cell>
          <table:table-cell office:value-type="float" office:value="-69.5">
            <text:p>-69.5</text:p>
          </table:table-cell>
          <table:table-cell office:value-type="float" office:value="-1531.75">
            <text:p>-1531.75</text:p>
          </table:table-cell>
          <table:table-cell office:value-type="float" office:value="-0.0252434377646063">
            <text:p>-0.0252434378</text:p>
          </table:table-cell>
          <table:table-cell office:value-type="float" office:value="-0.00399494165660746">
            <text:p>-0.0039949417</text:p>
          </table:table-cell>
          <table:table-cell office:value-type="float" office:value="-0.0557081029967995">
            <text:p>-0.055708103</text:p>
          </table:table-cell>
          <table:table-cell office:value-type="float" office:value="0.912896940878222">
            <text:p>0.9128969409</text:p>
          </table:table-cell>
          <table:table-cell office:value-type="float" office:value="0.9860489849372">
            <text:p>0.9860489849</text:p>
          </table:table-cell>
          <table:table-cell office:value-type="float" office:value="0.811104289280626">
            <text:p>0.8111042893</text:p>
          </table:table-cell>
          <table:table-cell office:value-type="float" office:value="-27.1104592816339">
            <text:p>-27.1104592816</text:p>
          </table:table-cell>
          <table:table-cell office:value-type="float" office:value="0">
            <text:p>0</text:p>
          </table:table-cell>
          <table:table-cell office:value-type="float" office:value="-12.0925996673163">
            <text:p>-12.092599667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6606">
            <text:p>16606</text:p>
          </table:table-cell>
          <table:table-cell office:value-type="float" office:value="24230">
            <text:p>24230</text:p>
          </table:table-cell>
          <table:table-cell office:value-type="float" office:value="-199.375">
            <text:p>-199.375</text:p>
          </table:table-cell>
          <table:table-cell office:value-type="float" office:value="-268.25">
            <text:p>-268.25</text:p>
          </table:table-cell>
          <table:table-cell office:value-type="float" office:value="-1516.875">
            <text:p>-1516.875</text:p>
          </table:table-cell>
          <table:table-cell office:value-type="float" office:value="-0.0156864673485445">
            <text:p>-0.0156864673</text:p>
          </table:table-cell>
          <table:table-cell office:value-type="float" office:value="-0.0161537998313862">
            <text:p>-0.0161537998</text:p>
          </table:table-cell>
          <table:table-cell office:value-type="float" office:value="-0.0626031778786628">
            <text:p>-0.0626031779</text:p>
          </table:table-cell>
          <table:table-cell office:value-type="float" office:value="0.945579652185533">
            <text:p>0.9455796522</text:p>
          </table:table-cell>
          <table:table-cell office:value-type="float" office:value="0.943973153278173">
            <text:p>0.9439731533</text:p>
          </table:table-cell>
          <table:table-cell office:value-type="float" office:value="0.788570426870475">
            <text:p>0.7885704269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21769016143">
            <text:p>-10.721769016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749">
            <text:p>15749</text:p>
          </table:table-cell>
          <table:table-cell office:value-type="float" office:value="21773">
            <text:p>21773</text:p>
          </table:table-cell>
          <table:table-cell office:value-type="float" office:value="-9.875">
            <text:p>-9.875</text:p>
          </table:table-cell>
          <table:table-cell office:value-type="float" office:value="-34.25">
            <text:p>-34.25</text:p>
          </table:table-cell>
          <table:table-cell office:value-type="float" office:value="-123.375">
            <text:p>-123.375</text:p>
          </table:table-cell>
          <table:table-cell office:value-type="float" office:value="-0.000823465643762508">
            <text:p>-0.0008234656</text:p>
          </table:table-cell>
          <table:table-cell office:value-type="float" office:value="-0.00217474125341292">
            <text:p>-0.0021747413</text:p>
          </table:table-cell>
          <table:table-cell office:value-type="float" office:value="-0.00566642171496808">
            <text:p>-0.0056664217</text:p>
          </table:table-cell>
          <table:table-cell office:value-type="float" office:value="0.997119199314337">
            <text:p>0.9971191993</text:p>
          </table:table-cell>
          <table:table-cell office:value-type="float" office:value="0.992397675432113">
            <text:p>0.9923976754</text:p>
          </table:table-cell>
          <table:table-cell office:value-type="float" office:value="0.980230456334313">
            <text:p>0.98023045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418">
            <text:p>15418</text:p>
          </table:table-cell>
          <table:table-cell office:value-type="float" office:value="23283">
            <text:p>23283</text:p>
          </table:table-cell>
          <table:table-cell office:value-type="float" office:value="-481.375">
            <text:p>-481.375</text:p>
          </table:table-cell>
          <table:table-cell office:value-type="float" office:value="-90.875">
            <text:p>-90.875</text:p>
          </table:table-cell>
          <table:table-cell office:value-type="float" office:value="-56.375">
            <text:p>-56.375</text:p>
          </table:table-cell>
          <table:table-cell office:value-type="float" office:value="-0.0428422036311855">
            <text:p>-0.0428422036</text:p>
          </table:table-cell>
          <table:table-cell office:value-type="float" office:value="-0.00589408483590608">
            <text:p>-0.0058940848</text:p>
          </table:table-cell>
          <table:table-cell office:value-type="float" office:value="-0.00242129450672164">
            <text:p>-0.0024212945</text:p>
          </table:table-cell>
          <table:table-cell office:value-type="float" office:value="0.853649777938324">
            <text:p>0.8536497779</text:p>
          </table:table-cell>
          <table:table-cell office:value-type="float" office:value="0.979438793936992">
            <text:p>0.9794387939</text:p>
          </table:table-cell>
          <table:table-cell office:value-type="float" office:value="0.991536960053967">
            <text:p>0.9915369601</text:p>
          </table:table-cell>
          <table:table-cell office:value-type="float" office:value="-15.8299711994261">
            <text:p>-15.82997119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1520">
            <text:p>11520</text:p>
          </table:table-cell>
          <table:table-cell office:value-type="float" office:value="15218">
            <text:p>15218</text:p>
          </table:table-cell>
          <table:table-cell office:value-type="float" office:value="23413">
            <text:p>23413</text:p>
          </table:table-cell>
          <table:table-cell office:value-type="float" office:value="-122.75">
            <text:p>-122.75</text:p>
          </table:table-cell>
          <table:table-cell office:value-type="float" office:value="-132.875">
            <text:p>-132.875</text:p>
          </table:table-cell>
          <table:table-cell office:value-type="float" office:value="-137">
            <text:p>-137</text:p>
          </table:table-cell>
          <table:table-cell office:value-type="float" office:value="-0.0106553819444444">
            <text:p>-0.0106553819</text:p>
          </table:table-cell>
          <table:table-cell office:value-type="float" office:value="-0.00873143645682744">
            <text:p>-0.0087314365</text:p>
          </table:table-cell>
          <table:table-cell office:value-type="float" office:value="-0.00585145004911801">
            <text:p>-0.00585145</text:p>
          </table:table-cell>
          <table:table-cell office:value-type="float" office:value="0.962928696036633">
            <text:p>0.962928696</text:p>
          </table:table-cell>
          <table:table-cell office:value-type="float" office:value="0.969589398846999">
            <text:p>0.9695893988</text:p>
          </table:table-cell>
          <table:table-cell office:value-type="float" office:value="0.979587034184734">
            <text:p>0.97958703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078">
            <text:p>12078</text:p>
          </table:table-cell>
          <table:table-cell office:value-type="float" office:value="15944">
            <text:p>15944</text:p>
          </table:table-cell>
          <table:table-cell office:value-type="float" office:value="22313">
            <text:p>22313</text:p>
          </table:table-cell>
          <table:table-cell office:value-type="float" office:value="-141.25">
            <text:p>-141.25</text:p>
          </table:table-cell>
          <table:table-cell office:value-type="float" office:value="-145.25">
            <text:p>-145.25</text:p>
          </table:table-cell>
          <table:table-cell office:value-type="float" office:value="-157.25">
            <text:p>-157.25</text:p>
          </table:table-cell>
          <table:table-cell office:value-type="float" office:value="-0.0116948170226859">
            <text:p>-0.011694817</text:p>
          </table:table-cell>
          <table:table-cell office:value-type="float" office:value="-0.00911001003512293">
            <text:p>-0.00911001</text:p>
          </table:table-cell>
          <table:table-cell office:value-type="float" office:value="-0.00704746112131941">
            <text:p>-0.0070474611</text:p>
          </table:table-cell>
          <table:table-cell office:value-type="float" office:value="0.95933620716118">
            <text:p>0.9593362072</text:p>
          </table:table-cell>
          <table:table-cell office:value-type="float" office:value="0.968277629751436">
            <text:p>0.9682776298</text:p>
          </table:table-cell>
          <table:table-cell office:value-type="float" office:value="0.975431232823565">
            <text:p>0.97543123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728">
            <text:p>11728</text:p>
          </table:table-cell>
          <table:table-cell office:value-type="float" office:value="15613">
            <text:p>15613</text:p>
          </table:table-cell>
          <table:table-cell office:value-type="float" office:value="21817">
            <text:p>21817</text:p>
          </table:table-cell>
          <table:table-cell office:value-type="float" office:value="-56.25">
            <text:p>-56.25</text:p>
          </table:table-cell>
          <table:table-cell office:value-type="float" office:value="-55.875">
            <text:p>-55.875</text:p>
          </table:table-cell>
          <table:table-cell office:value-type="float" office:value="-1.125">
            <text:p>-1.125</text:p>
          </table:table-cell>
          <table:table-cell office:value-type="float" office:value="-0.00479621418826739">
            <text:p>-0.0047962142</text:p>
          </table:table-cell>
          <table:table-cell office:value-type="float" office:value="-0.00357874847883174">
            <text:p>-0.0035787485</text:p>
          </table:table-cell>
          <table:table-cell table:style-name="ce17" office:value-type="float" office:value="-0.000051565293120044">
            <text:p>-5.16E-005</text:p>
          </table:table-cell>
          <table:table-cell office:value-type="float" office:value="0.983258337535322">
            <text:p>0.9832583375</text:p>
          </table:table-cell>
          <table:table-cell office:value-type="float" office:value="0.987499482907811">
            <text:p>0.9874994829</text:p>
          </table:table-cell>
          <table:table-cell office:value-type="float" office:value="0.99981952668568">
            <text:p>0.9998195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6304">
            <text:p>16304</text:p>
          </table:table-cell>
          <table:table-cell office:value-type="float" office:value="22944">
            <text:p>22944</text:p>
          </table:table-cell>
          <table:table-cell office:value-type="float" office:value="-100">
            <text:p>-100</text:p>
          </table:table-cell>
          <table:table-cell office:value-type="float" office:value="-96.25">
            <text:p>-96.25</text:p>
          </table:table-cell>
          <table:table-cell office:value-type="float" office:value="-9.875">
            <text:p>-9.875</text:p>
          </table:table-cell>
          <table:table-cell office:value-type="float" office:value="-0.00875503414463316">
            <text:p>-0.0087550341</text:p>
          </table:table-cell>
          <table:table-cell office:value-type="float" office:value="-0.00590345927379784">
            <text:p>-0.0059034593</text:p>
          </table:table-cell>
          <table:table-cell office:value-type="float" office:value="-0.000430395746164575">
            <text:p>-0.0004303957</text:p>
          </table:table-cell>
          <table:table-cell office:value-type="float" office:value="0.969507615714616">
            <text:p>0.9695076157</text:p>
          </table:table-cell>
          <table:table-cell office:value-type="float" office:value="0.979406200171246">
            <text:p>0.9794062002</text:p>
          </table:table-cell>
          <table:table-cell office:value-type="float" office:value="0.998493977959801">
            <text:p>0.9984939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1094">
            <text:p>11094</text:p>
          </table:table-cell>
          <table:table-cell office:value-type="float" office:value="16140">
            <text:p>16140</text:p>
          </table:table-cell>
          <table:table-cell office:value-type="float" office:value="23206">
            <text:p>23206</text:p>
          </table:table-cell>
          <table:table-cell office:value-type="float" office:value="-124.625">
            <text:p>-124.625</text:p>
          </table:table-cell>
          <table:table-cell office:value-type="float" office:value="-63.75">
            <text:p>-63.75</text:p>
          </table:table-cell>
          <table:table-cell office:value-type="float" office:value="-98.5">
            <text:p>-98.5</text:p>
          </table:table-cell>
          <table:table-cell office:value-type="float" office:value="-0.0112335496664864">
            <text:p>-0.0112335497</text:p>
          </table:table-cell>
          <table:table-cell office:value-type="float" office:value="-0.00394981412639405">
            <text:p>-0.0039498141</text:p>
          </table:table-cell>
          <table:table-cell office:value-type="float" office:value="-0.00424459191588382">
            <text:p>-0.0042445919</text:p>
          </table:table-cell>
          <table:table-cell office:value-type="float" office:value="0.960929913737992">
            <text:p>0.9609299137</text:p>
          </table:table-cell>
          <table:table-cell office:value-type="float" office:value="0.986206228579622">
            <text:p>0.9862062286</text:p>
          </table:table-cell>
          <table:table-cell office:value-type="float" office:value="0.98517924075305">
            <text:p>0.98517924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608">
            <text:p>11608</text:p>
          </table:table-cell>
          <table:table-cell office:value-type="float" office:value="15384">
            <text:p>15384</text:p>
          </table:table-cell>
          <table:table-cell office:value-type="float" office:value="21998">
            <text:p>21998</text:p>
          </table:table-cell>
          <table:table-cell office:value-type="float" office:value="-76.875">
            <text:p>-76.875</text:p>
          </table:table-cell>
          <table:table-cell office:value-type="float" office:value="-151.5">
            <text:p>-151.5</text:p>
          </table:table-cell>
          <table:table-cell office:value-type="float" office:value="-171.375">
            <text:p>-171.375</text:p>
          </table:table-cell>
          <table:table-cell office:value-type="float" office:value="-0.00662258787043418">
            <text:p>-0.0066225879</text:p>
          </table:table-cell>
          <table:table-cell office:value-type="float" office:value="-0.00984789391575663">
            <text:p>-0.0098478939</text:p>
          </table:table-cell>
          <table:table-cell office:value-type="float" office:value="-0.00779048095281389">
            <text:p>-0.007790481</text:p>
          </table:table-cell>
          <table:table-cell office:value-type="float" office:value="0.97690690544688">
            <text:p>0.9769069054</text:p>
          </table:table-cell>
          <table:table-cell office:value-type="float" office:value="0.965722454083421">
            <text:p>0.9657224541</text:p>
          </table:table-cell>
          <table:table-cell office:value-type="float" office:value="0.972852272188365">
            <text:p>0.97285227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5058">
            <text:p>15058</text:p>
          </table:table-cell>
          <table:table-cell office:value-type="float" office:value="21130">
            <text:p>21130</text:p>
          </table:table-cell>
          <table:table-cell office:value-type="float" office:value="-83.75">
            <text:p>-83.75</text:p>
          </table:table-cell>
          <table:table-cell office:value-type="float" office:value="-47.25">
            <text:p>-47.25</text:p>
          </table:table-cell>
          <table:table-cell office:value-type="float" office:value="-44.5">
            <text:p>-44.5</text:p>
          </table:table-cell>
          <table:table-cell office:value-type="float" office:value="-0.00744974203878313">
            <text:p>-0.007449742</text:p>
          </table:table-cell>
          <table:table-cell office:value-type="float" office:value="-0.00313786691459689">
            <text:p>-0.0031378669</text:p>
          </table:table-cell>
          <table:table-cell office:value-type="float" office:value="-0.00210601041173687">
            <text:p>-0.0021060104</text:p>
          </table:table-cell>
          <table:table-cell office:value-type="float" office:value="0.97403468023089">
            <text:p>0.9740346802</text:p>
          </table:table-cell>
          <table:table-cell office:value-type="float" office:value="0.989036764368107">
            <text:p>0.9890367644</text:p>
          </table:table-cell>
          <table:table-cell office:value-type="float" office:value="0.992637656707435">
            <text:p>0.9926376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158">
            <text:p>11158</text:p>
          </table:table-cell>
          <table:table-cell office:value-type="float" office:value="14876">
            <text:p>14876</text:p>
          </table:table-cell>
          <table:table-cell office:value-type="float" office:value="22406">
            <text:p>22406</text:p>
          </table:table-cell>
          <table:table-cell office:value-type="float" office:value="-88.5">
            <text:p>-88.5</text:p>
          </table:table-cell>
          <table:table-cell office:value-type="float" office:value="-280.625">
            <text:p>-280.625</text:p>
          </table:table-cell>
          <table:table-cell office:value-type="float" office:value="-86.625">
            <text:p>-86.625</text:p>
          </table:table-cell>
          <table:table-cell office:value-type="float" office:value="-0.00793152894784011">
            <text:p>-0.0079315289</text:p>
          </table:table-cell>
          <table:table-cell office:value-type="float" office:value="-0.018864278031729">
            <text:p>-0.018864278</text:p>
          </table:table-cell>
          <table:table-cell office:value-type="float" office:value="-0.0038661519235919">
            <text:p>-0.0038661519</text:p>
          </table:table-cell>
          <table:table-cell office:value-type="float" office:value="0.972362950619402">
            <text:p>0.9723629506</text:p>
          </table:table-cell>
          <table:table-cell office:value-type="float" office:value="0.934672514420839">
            <text:p>0.9346725144</text:p>
          </table:table-cell>
          <table:table-cell office:value-type="float" office:value="0.986497764643593">
            <text:p>0.98649776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889">
            <text:p>889</text:p>
          </table:table-cell>
          <table:table-cell office:value-type="float" office:value="10845">
            <text:p>10845</text:p>
          </table:table-cell>
          <table:table-cell office:value-type="float" office:value="14852">
            <text:p>14852</text:p>
          </table:table-cell>
          <table:table-cell office:value-type="float" office:value="21805">
            <text:p>21805</text:p>
          </table:table-cell>
          <table:table-cell office:value-type="float" office:value="-95.375">
            <text:p>-95.375</text:p>
          </table:table-cell>
          <table:table-cell office:value-type="float" office:value="-377.75">
            <text:p>-377.75</text:p>
          </table:table-cell>
          <table:table-cell office:value-type="float" office:value="-30.875">
            <text:p>-30.875</text:p>
          </table:table-cell>
          <table:table-cell office:value-type="float" office:value="-0.00879437528815122">
            <text:p>-0.0087943753</text:p>
          </table:table-cell>
          <table:table-cell office:value-type="float" office:value="-0.0254342849447886">
            <text:p>-0.0254342849</text:p>
          </table:table-cell>
          <table:table-cell office:value-type="float" office:value="-0.00141595964228388">
            <text:p>-0.0014159596</text:p>
          </table:table-cell>
          <table:table-cell office:value-type="float" office:value="0.96937127492342">
            <text:p>0.9693712749</text:p>
          </table:table-cell>
          <table:table-cell office:value-type="float" office:value="0.912247932280519">
            <text:p>0.9122479323</text:p>
          </table:table-cell>
          <table:table-cell office:value-type="float" office:value="0.995048070937755">
            <text:p>0.9950480709</text:p>
          </table:table-cell>
          <table:table-cell office:value-type="float" office:value="0">
            <text:p>0</text:p>
          </table:table-cell>
          <table:table-cell office:value-type="float" office:value="-26.9044119396393">
            <text:p>-26.90441193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11132">
            <text:p>11132</text:p>
          </table:table-cell>
          <table:table-cell office:value-type="float" office:value="14896">
            <text:p>14896</text:p>
          </table:table-cell>
          <table:table-cell office:value-type="float" office:value="21280">
            <text:p>21280</text:p>
          </table:table-cell>
          <table:table-cell office:value-type="float" office:value="-137.25">
            <text:p>-137.25</text:p>
          </table:table-cell>
          <table:table-cell office:value-type="float" office:value="-51.875">
            <text:p>-51.875</text:p>
          </table:table-cell>
          <table:table-cell office:value-type="float" office:value="-307.25">
            <text:p>-307.25</text:p>
          </table:table-cell>
          <table:table-cell office:value-type="float" office:value="-0.0123293208767517">
            <text:p>-0.0123293209</text:p>
          </table:table-cell>
          <table:table-cell office:value-type="float" office:value="-0.00348247851772288">
            <text:p>-0.0034824785</text:p>
          </table:table-cell>
          <table:table-cell office:value-type="float" office:value="-0.0144384398496241">
            <text:p>-0.0144384398</text:p>
          </table:table-cell>
          <table:table-cell office:value-type="float" office:value="0.957145320751802">
            <text:p>0.9571453208</text:p>
          </table:table-cell>
          <table:table-cell office:value-type="float" office:value="0.987835095394958">
            <text:p>0.9878350954</text:p>
          </table:table-cell>
          <table:table-cell office:value-type="float" office:value="0.949874058875087">
            <text:p>0.94987405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780">
            <text:p>780</text:p>
          </table:table-cell>
          <table:table-cell office:value-type="float" office:value="11162">
            <text:p>11162</text:p>
          </table:table-cell>
          <table:table-cell office:value-type="float" office:value="15058">
            <text:p>15058</text:p>
          </table:table-cell>
          <table:table-cell office:value-type="float" office:value="21656">
            <text:p>21656</text:p>
          </table:table-cell>
          <table:table-cell office:value-type="float" office:value="3.5">
            <text:p>3.5</text:p>
          </table:table-cell>
          <table:table-cell office:value-type="float" office:value="-47.25">
            <text:p>-47.25</text:p>
          </table:table-cell>
          <table:table-cell office:value-type="float" office:value="-353.125">
            <text:p>-353.125</text:p>
          </table:table-cell>
          <table:table-cell office:value-type="float" office:value="0.000313563877441319">
            <text:p>0.0003135639</text:p>
          </table:table-cell>
          <table:table-cell office:value-type="float" office:value="-0.00313786691459689">
            <text:p>-0.0031378669</text:p>
          </table:table-cell>
          <table:table-cell office:value-type="float" office:value="-0.0163061045437754">
            <text:p>-0.0163061045</text:p>
          </table:table-cell>
          <table:table-cell office:value-type="float" office:value="1.00109766628276">
            <text:p>1.0010976663</text:p>
          </table:table-cell>
          <table:table-cell office:value-type="float" office:value="0.989036764368107">
            <text:p>0.9890367644</text:p>
          </table:table-cell>
          <table:table-cell office:value-type="float" office:value="0.943449776625755">
            <text:p>0.94344977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982">
            <text:p>10982</text:p>
          </table:table-cell>
          <table:table-cell office:value-type="float" office:value="14355">
            <text:p>14355</text:p>
          </table:table-cell>
          <table:table-cell office:value-type="float" office:value="21482">
            <text:p>21482</text:p>
          </table:table-cell>
          <table:table-cell office:value-type="float" office:value="-202">
            <text:p>-202</text:p>
          </table:table-cell>
          <table:table-cell office:value-type="float" office:value="-199.25">
            <text:p>-199.25</text:p>
          </table:table-cell>
          <table:table-cell office:value-type="float" office:value="-108">
            <text:p>-108</text:p>
          </table:table-cell>
          <table:table-cell office:value-type="float" office:value="-0.0183937352030596">
            <text:p>-0.0183937352</text:p>
          </table:table-cell>
          <table:table-cell office:value-type="float" office:value="-0.0138801811215604">
            <text:p>-0.0138801811</text:p>
          </table:table-cell>
          <table:table-cell office:value-type="float" office:value="-0.00502746485429662">
            <text:p>-0.0050274649</text:p>
          </table:table-cell>
          <table:table-cell office:value-type="float" office:value="0.936285052598943">
            <text:p>0.9362850526</text:p>
          </table:table-cell>
          <table:table-cell office:value-type="float" office:value="0.951796978553354">
            <text:p>0.9517969786</text:p>
          </table:table-cell>
          <table:table-cell office:value-type="float" office:value="0.98245341279957">
            <text:p>0.9824534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10352">
            <text:p>10352</text:p>
          </table:table-cell>
          <table:table-cell office:value-type="float" office:value="14342">
            <text:p>14342</text:p>
          </table:table-cell>
          <table:table-cell office:value-type="float" office:value="21500">
            <text:p>21500</text:p>
          </table:table-cell>
          <table:table-cell office:value-type="float" office:value="-93.5">
            <text:p>-93.5</text:p>
          </table:table-cell>
          <table:table-cell office:value-type="float" office:value="-341">
            <text:p>-341</text:p>
          </table:table-cell>
          <table:table-cell office:value-type="float" office:value="-59.125">
            <text:p>-59.125</text:p>
          </table:table-cell>
          <table:table-cell office:value-type="float" office:value="-0.00903207109737249">
            <text:p>-0.0090320711</text:p>
          </table:table-cell>
          <table:table-cell office:value-type="float" office:value="-0.0237763212941012">
            <text:p>-0.0237763213</text:p>
          </table:table-cell>
          <table:table-cell office:value-type="float" office:value="-0.00275">
            <text:p>-0.00275</text:p>
          </table:table-cell>
          <table:table-cell office:value-type="float" office:value="0.96854764464348">
            <text:p>0.9685476446</text:p>
          </table:table-cell>
          <table:table-cell office:value-type="float" office:value="0.917890889841035">
            <text:p>0.9178908898</text:p>
          </table:table-cell>
          <table:table-cell office:value-type="float" office:value="0.9903898225">
            <text:p>0.9903898225</text:p>
          </table:table-cell>
          <table:table-cell office:value-type="float" office:value="0">
            <text:p>0</text:p>
          </table:table-cell>
          <table:table-cell office:value-type="float" office:value="-28.8048718356679">
            <text:p>-28.8048718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10150">
            <text:p>10150</text:p>
          </table:table-cell>
          <table:table-cell office:value-type="float" office:value="14336">
            <text:p>14336</text:p>
          </table:table-cell>
          <table:table-cell office:value-type="float" office:value="20796">
            <text:p>20796</text:p>
          </table:table-cell>
          <table:table-cell office:value-type="float" office:value="-29">
            <text:p>-29</text:p>
          </table:table-cell>
          <table:table-cell office:value-type="float" office:value="-11.625">
            <text:p>-11.625</text:p>
          </table:table-cell>
          <table:table-cell office:value-type="float" office:value="-304.875">
            <text:p>-304.875</text:p>
          </table:table-cell>
          <table:table-cell office:value-type="float" office:value="-0.00285714285714286">
            <text:p>-0.0028571429</text:p>
          </table:table-cell>
          <table:table-cell office:value-type="float" office:value="-0.000810895647321429">
            <text:p>-0.0008108956</text:p>
          </table:table-cell>
          <table:table-cell office:value-type="float" office:value="-0.0146602712060012">
            <text:p>-0.0146602712</text:p>
          </table:table-cell>
          <table:table-cell office:value-type="float" office:value="0.990016">
            <text:p>0.990016</text:p>
          </table:table-cell>
          <table:table-cell office:value-type="float" office:value="0.997163154035807">
            <text:p>0.997163154</text:p>
          </table:table-cell>
          <table:table-cell office:value-type="float" office:value="0.94911030094059">
            <text:p>0.94911030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932">
            <text:p>9932</text:p>
          </table:table-cell>
          <table:table-cell office:value-type="float" office:value="14282">
            <text:p>14282</text:p>
          </table:table-cell>
          <table:table-cell office:value-type="float" office:value="21115">
            <text:p>21115</text:p>
          </table:table-cell>
          <table:table-cell office:value-type="float" office:value="-316.25">
            <text:p>-316.25</text:p>
          </table:table-cell>
          <table:table-cell office:value-type="float" office:value="-42.5">
            <text:p>-42.5</text:p>
          </table:table-cell>
          <table:table-cell office:value-type="float" office:value="-354">
            <text:p>-354</text:p>
          </table:table-cell>
          <table:table-cell office:value-type="float" office:value="-0.0318415223519936">
            <text:p>-0.0318415224</text:p>
          </table:table-cell>
          <table:table-cell office:value-type="float" office:value="-0.0029757737011623">
            <text:p>-0.0029757737</text:p>
          </table:table-cell>
          <table:table-cell office:value-type="float" office:value="-0.0167653327018707">
            <text:p>-0.0167653327</text:p>
          </table:table-cell>
          <table:table-cell office:value-type="float" office:value="0.89054188155758">
            <text:p>0.8905418816</text:p>
          </table:table-cell>
          <table:table-cell office:value-type="float" office:value="0.989602148295008">
            <text:p>0.9896021483</text:p>
          </table:table-cell>
          <table:table-cell office:value-type="float" office:value="0.941872245249437">
            <text:p>0.9418722452</text:p>
          </table:table-cell>
          <table:table-cell office:value-type="float" office:value="-21.420214351616">
            <text:p>-21.42021435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580">
            <text:p>13580</text:p>
          </table:table-cell>
          <table:table-cell office:value-type="float" office:value="19148">
            <text:p>19148</text:p>
          </table:table-cell>
          <table:table-cell office:value-type="float" office:value="-313">
            <text:p>-313</text:p>
          </table:table-cell>
          <table:table-cell office:value-type="float" office:value="-145.625">
            <text:p>-145.625</text:p>
          </table:table-cell>
          <table:table-cell office:value-type="float" office:value="-344.875">
            <text:p>-344.875</text:p>
          </table:table-cell>
          <table:table-cell office:value-type="float" office:value="-0.0310916857057713">
            <text:p>-0.0310916857</text:p>
          </table:table-cell>
          <table:table-cell office:value-type="float" office:value="-0.0107234904270987">
            <text:p>-0.0107234904</text:p>
          </table:table-cell>
          <table:table-cell office:value-type="float" office:value="-0.0180110194276165">
            <text:p>-0.0180110194</text:p>
          </table:table-cell>
          <table:table-cell office:value-type="float" office:value="0.893073818153052">
            <text:p>0.8930738182</text:p>
          </table:table-cell>
          <table:table-cell office:value-type="float" office:value="0.962693170269157">
            <text:p>0.9626931703</text:p>
          </table:table-cell>
          <table:table-cell office:value-type="float" office:value="0.937597249772153">
            <text:p>0.9375972498</text:p>
          </table:table-cell>
          <table:table-cell office:value-type="float" office:value="-21.945252694458">
            <text:p>-21.9452526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597">
            <text:p>13597</text:p>
          </table:table-cell>
          <table:table-cell office:value-type="float" office:value="19240">
            <text:p>19240</text:p>
          </table:table-cell>
          <table:table-cell office:value-type="float" office:value="-94.875">
            <text:p>-94.875</text:p>
          </table:table-cell>
          <table:table-cell office:value-type="float" office:value="-449.5">
            <text:p>-449.5</text:p>
          </table:table-cell>
          <table:table-cell office:value-type="float" office:value="-506.5">
            <text:p>-506.5</text:p>
          </table:table-cell>
          <table:table-cell office:value-type="float" office:value="-0.00965157680569685">
            <text:p>-0.0096515768</text:p>
          </table:table-cell>
          <table:table-cell office:value-type="float" office:value="-0.0330587629624182">
            <text:p>-0.033058763</text:p>
          </table:table-cell>
          <table:table-cell office:value-type="float" office:value="-0.0263253638253638">
            <text:p>-0.0263253638</text:p>
          </table:table-cell>
          <table:table-cell office:value-type="float" office:value="0.96640206093234">
            <text:p>0.9664020609</text:p>
          </table:table-cell>
          <table:table-cell office:value-type="float" office:value="0.886436377976403">
            <text:p>0.886436378</text:p>
          </table:table-cell>
          <table:table-cell office:value-type="float" office:value="0.909219555181081">
            <text:p>0.9092195552</text:p>
          </table:table-cell>
          <table:table-cell office:value-type="float" office:value="0">
            <text:p>0</text:p>
          </table:table-cell>
          <table:table-cell office:value-type="float" office:value="-20.6186085670191">
            <text:p>-20.618608567</text:p>
          </table:table-cell>
          <table:table-cell office:value-type="float" office:value="-25.9818987762535">
            <text:p>-25.981898776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9774">
            <text:p>9774</text:p>
          </table:table-cell>
          <table:table-cell office:value-type="float" office:value="14298">
            <text:p>14298</text:p>
          </table:table-cell>
          <table:table-cell office:value-type="float" office:value="20132">
            <text:p>20132</text:p>
          </table:table-cell>
          <table:table-cell office:value-type="float" office:value="-76.375">
            <text:p>-76.375</text:p>
          </table:table-cell>
          <table:table-cell office:value-type="float" office:value="-259.25">
            <text:p>-259.25</text:p>
          </table:table-cell>
          <table:table-cell office:value-type="float" office:value="-670.75">
            <text:p>-670.75</text:p>
          </table:table-cell>
          <table:table-cell office:value-type="float" office:value="-0.00781409862901576">
            <text:p>-0.0078140986</text:p>
          </table:table-cell>
          <table:table-cell office:value-type="float" office:value="-0.0181319065603581">
            <text:p>-0.0181319066</text:p>
          </table:table-cell>
          <table:table-cell office:value-type="float" office:value="-0.0333176038148222">
            <text:p>-0.0333176038</text:p>
          </table:table-cell>
          <table:table-cell office:value-type="float" office:value="0.972770332667717">
            <text:p>0.9727703327</text:p>
          </table:table-cell>
          <table:table-cell office:value-type="float" office:value="0.937182708468353">
            <text:p>0.9371827085</text:p>
          </table:table-cell>
          <table:table-cell office:value-type="float" office:value="0.885564109587087">
            <text:p>0.8855641096</text:p>
          </table:table-cell>
          <table:table-cell table:number-columns-repeated="2" office:value-type="float" office:value="0">
            <text:p>0</text:p>
          </table:table-cell>
          <table:table-cell office:value-type="float" office:value="-20.4557017903251">
            <text:p>-20.455701790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2810">
            <text:p>12810</text:p>
          </table:table-cell>
          <table:table-cell office:value-type="float" office:value="20552">
            <text:p>20552</text:p>
          </table:table-cell>
          <table:table-cell office:value-type="float" office:value="-310.125">
            <text:p>-310.125</text:p>
          </table:table-cell>
          <table:table-cell office:value-type="float" office:value="-550">
            <text:p>-550</text:p>
          </table:table-cell>
          <table:table-cell office:value-type="float" office:value="-408.875">
            <text:p>-408.875</text:p>
          </table:table-cell>
          <table:table-cell office:value-type="float" office:value="-0.0328174603174603">
            <text:p>-0.0328174603</text:p>
          </table:table-cell>
          <table:table-cell office:value-type="float" office:value="-0.0429352068696331">
            <text:p>-0.0429352069</text:p>
          </table:table-cell>
          <table:table-cell office:value-type="float" office:value="-0.0198946574542624">
            <text:p>-0.0198946575</text:p>
          </table:table-cell>
          <table:table-cell office:value-type="float" office:value="0.887249780864198">
            <text:p>0.8872497809</text:p>
          </table:table-cell>
          <table:table-cell office:value-type="float" office:value="0.853339902654603">
            <text:p>0.8533399027</text:p>
          </table:table-cell>
          <table:table-cell office:value-type="float" office:value="0.931144461804718">
            <text:p>0.9311444618</text:p>
          </table:table-cell>
          <table:table-cell office:value-type="float" office:value="-20.7727915959777">
            <text:p>-20.772791596</text:p>
          </table:table-cell>
          <table:table-cell office:value-type="float" office:value="-15.7949196101706">
            <text:p>-15.7949196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505">
            <text:p>8505</text:p>
          </table:table-cell>
          <table:table-cell office:value-type="float" office:value="12812">
            <text:p>12812</text:p>
          </table:table-cell>
          <table:table-cell office:value-type="float" office:value="18723">
            <text:p>18723</text:p>
          </table:table-cell>
          <table:table-cell office:value-type="float" office:value="-570.375">
            <text:p>-570.375</text:p>
          </table:table-cell>
          <table:table-cell office:value-type="float" office:value="-369.25">
            <text:p>-369.25</text:p>
          </table:table-cell>
          <table:table-cell office:value-type="float" office:value="-278.375">
            <text:p>-278.375</text:p>
          </table:table-cell>
          <table:table-cell office:value-type="float" office:value="-0.0670634920634921">
            <text:p>-0.0670634921</text:p>
          </table:table-cell>
          <table:table-cell office:value-type="float" office:value="-0.0288206369029035">
            <text:p>-0.0288206369</text:p>
          </table:table-cell>
          <table:table-cell office:value-type="float" office:value="-0.0148680766971105">
            <text:p>-0.0148680767</text:p>
          </table:table-cell>
          <table:table-cell office:value-type="float" office:value="0.774092901234568">
            <text:p>0.7740929012</text:p>
          </table:table-cell>
          <table:table-cell office:value-type="float" office:value="0.900755803898356">
            <text:p>0.9007558039</text:p>
          </table:table-cell>
          <table:table-cell office:value-type="float" office:value="0.948395008581269">
            <text:p>0.9483950086</text:p>
          </table:table-cell>
          <table:table-cell office:value-type="float" office:value="-9.9851027524831">
            <text:p>-9.9851027525</text:p>
          </table:table-cell>
          <table:table-cell office:value-type="float" office:value="-23.7021141468744">
            <text:p>-23.7021141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6480">
            <text:p>6480</text:p>
          </table:table-cell>
          <table:table-cell office:value-type="float" office:value="12422">
            <text:p>12422</text:p>
          </table:table-cell>
          <table:table-cell office:value-type="float" office:value="18683">
            <text:p>18683</text:p>
          </table:table-cell>
          <table:table-cell office:value-type="float" office:value="-308.5">
            <text:p>-308.5</text:p>
          </table:table-cell>
          <table:table-cell office:value-type="float" office:value="-156.25">
            <text:p>-156.25</text:p>
          </table:table-cell>
          <table:table-cell office:value-type="float" office:value="-639.25">
            <text:p>-639.25</text:p>
          </table:table-cell>
          <table:table-cell office:value-type="float" office:value="-0.047608024691358">
            <text:p>-0.0476080247</text:p>
          </table:table-cell>
          <table:table-cell office:value-type="float" office:value="-0.0125784897762035">
            <text:p>-0.0125784898</text:p>
          </table:table-cell>
          <table:table-cell office:value-type="float" office:value="-0.0342155970668522">
            <text:p>-0.0342155971</text:p>
          </table:table-cell>
          <table:table-cell office:value-type="float" office:value="0.837814300649672">
            <text:p>0.8378143006</text:p>
          </table:table-cell>
          <table:table-cell office:value-type="float" office:value="0.956285393857186">
            <text:p>0.9562853939</text:p>
          </table:table-cell>
          <table:table-cell office:value-type="float" office:value="0.882539996147994">
            <text:p>0.8825399961</text:p>
          </table:table-cell>
          <table:table-cell office:value-type="float" office:value="-14.2100699969623">
            <text:p>-14.210069997</text:p>
          </table:table-cell>
          <table:table-cell office:value-type="float" office:value="0">
            <text:p>0</text:p>
          </table:table-cell>
          <table:table-cell office:value-type="float" office:value="-19.9096380415803">
            <text:p>-19.909638041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6498">
            <text:p>6498</text:p>
          </table:table-cell>
          <table:table-cell office:value-type="float" office:value="12108">
            <text:p>12108</text:p>
          </table:table-cell>
          <table:table-cell office:value-type="float" office:value="19830">
            <text:p>19830</text:p>
          </table:table-cell>
          <table:table-cell office:value-type="float" office:value="-477">
            <text:p>-477</text:p>
          </table:table-cell>
          <table:table-cell office:value-type="float" office:value="-85.25">
            <text:p>-85.25</text:p>
          </table:table-cell>
          <table:table-cell office:value-type="float" office:value="-552.625">
            <text:p>-552.625</text:p>
          </table:table-cell>
          <table:table-cell office:value-type="float" office:value="-0.0734072022160665">
            <text:p>-0.0734072022</text:p>
          </table:table-cell>
          <table:table-cell office:value-type="float" office:value="-0.00704079947142385">
            <text:p>-0.0070407995</text:p>
          </table:table-cell>
          <table:table-cell office:value-type="float" office:value="-0.0278681290973273">
            <text:p>-0.0278681291</text:p>
          </table:table-cell>
          <table:table-cell office:value-type="float" office:value="0.753636482224661">
            <text:p>0.7536364822</text:p>
          </table:table-cell>
          <table:table-cell office:value-type="float" office:value="0.975454364650122">
            <text:p>0.9754543647</text:p>
          </table:table-cell>
          <table:table-cell office:value-type="float" office:value="0.90398374809335">
            <text:p>0.9039837481</text:p>
          </table:table-cell>
          <table:table-cell office:value-type="float" office:value="-9.0915185329435">
            <text:p>-9.0915185329</text:p>
          </table:table-cell>
          <table:table-cell office:value-type="float" office:value="0">
            <text:p>0</text:p>
          </table:table-cell>
          <table:table-cell office:value-type="float" office:value="-24.5241912085116">
            <text:p>-24.524191208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6304">
            <text:p>6304</text:p>
          </table:table-cell>
          <table:table-cell office:value-type="float" office:value="11700">
            <text:p>11700</text:p>
          </table:table-cell>
          <table:table-cell office:value-type="float" office:value="16882">
            <text:p>16882</text:p>
          </table:table-cell>
          <table:table-cell office:value-type="float" office:value="-491.375">
            <text:p>-491.375</text:p>
          </table:table-cell>
          <table:table-cell office:value-type="float" office:value="-634">
            <text:p>-634</text:p>
          </table:table-cell>
          <table:table-cell office:value-type="float" office:value="-390.625">
            <text:p>-390.625</text:p>
          </table:table-cell>
          <table:table-cell office:value-type="float" office:value="-0.0779465418781726">
            <text:p>-0.0779465419</text:p>
          </table:table-cell>
          <table:table-cell office:value-type="float" office:value="-0.0541880341880342">
            <text:p>-0.0541880342</text:p>
          </table:table-cell>
          <table:table-cell office:value-type="float" office:value="-0.0231385499348418">
            <text:p>-0.0231385499</text:p>
          </table:table-cell>
          <table:table-cell office:value-type="float" office:value="0.739095403672297">
            <text:p>0.7390954037</text:p>
          </table:table-cell>
          <table:table-cell office:value-type="float" office:value="0.816097112718241">
            <text:p>0.8160971127</text:p>
          </table:table-cell>
          <table:table-cell office:value-type="float" office:value="0.920064444514504">
            <text:p>0.9200644445</text:p>
          </table:table-cell>
          <table:table-cell office:value-type="float" office:value="-8.54133634628066">
            <text:p>-8.5413363463</text:p>
          </table:table-cell>
          <table:table-cell office:value-type="float" office:value="-12.4417259238545">
            <text:p>-12.4417259239</text:p>
          </table:table-cell>
          <table:table-cell office:value-type="float" office:value="-29.6084535791999">
            <text:p>-29.608453579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5504">
            <text:p>5504</text:p>
          </table:table-cell>
          <table:table-cell office:value-type="float" office:value="10509">
            <text:p>10509</text:p>
          </table:table-cell>
          <table:table-cell office:value-type="float" office:value="16973">
            <text:p>16973</text:p>
          </table:table-cell>
          <table:table-cell office:value-type="float" office:value="-375.125">
            <text:p>-375.125</text:p>
          </table:table-cell>
          <table:table-cell office:value-type="float" office:value="-454.5">
            <text:p>-454.5</text:p>
          </table:table-cell>
          <table:table-cell office:value-type="float" office:value="-476.375">
            <text:p>-476.375</text:p>
          </table:table-cell>
          <table:table-cell office:value-type="float" office:value="-0.0681549781976744">
            <text:p>-0.0681549782</text:p>
          </table:table-cell>
          <table:table-cell office:value-type="float" office:value="-0.0432486440194119">
            <text:p>-0.043248644</text:p>
          </table:table-cell>
          <table:table-cell office:value-type="float" office:value="-0.0280666352442114">
            <text:p>-0.0280666352</text:p>
          </table:table-cell>
          <table:table-cell office:value-type="float" office:value="0.770561974372265">
            <text:p>0.7705619744</text:p>
          </table:table-cell>
          <table:table-cell office:value-type="float" office:value="0.852295818542713">
            <text:p>0.8522958185</text:p>
          </table:table-cell>
          <table:table-cell office:value-type="float" office:value="0.903310739232566">
            <text:p>0.9033107392</text:p>
          </table:table-cell>
          <table:table-cell office:value-type="float" office:value="-9.81951154549293">
            <text:p>-9.8195115455</text:p>
          </table:table-cell>
          <table:table-cell office:value-type="float" office:value="-15.6778996106175">
            <text:p>-15.6778996106</text:p>
          </table:table-cell>
          <table:table-cell office:value-type="float" office:value="-24.3482650676255">
            <text:p>-24.348265067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4640">
            <text:p>4640</text:p>
          </table:table-cell>
          <table:table-cell office:value-type="float" office:value="10355">
            <text:p>10355</text:p>
          </table:table-cell>
          <table:table-cell office:value-type="float" office:value="18081">
            <text:p>18081</text:p>
          </table:table-cell>
          <table:table-cell office:value-type="float" office:value="-272">
            <text:p>-272</text:p>
          </table:table-cell>
          <table:table-cell office:value-type="float" office:value="-366.375">
            <text:p>-366.375</text:p>
          </table:table-cell>
          <table:table-cell office:value-type="float" office:value="-687.625">
            <text:p>-687.625</text:p>
          </table:table-cell>
          <table:table-cell office:value-type="float" office:value="-0.0586206896551724">
            <text:p>-0.0586206897</text:p>
          </table:table-cell>
          <table:table-cell office:value-type="float" office:value="-0.0353814582327378">
            <text:p>-0.0353814582</text:p>
          </table:table-cell>
          <table:table-cell office:value-type="float" office:value="-0.0380302527515071">
            <text:p>-0.0380302528</text:p>
          </table:table-cell>
          <table:table-cell office:value-type="float" office:value="0.801562901307967">
            <text:p>0.8015629013</text:p>
          </table:table-cell>
          <table:table-cell office:value-type="float" office:value="0.878618517455301">
            <text:p>0.8786185175</text:p>
          </table:table-cell>
          <table:table-cell office:value-type="float" office:value="0.869728863613438">
            <text:p>0.8697288636</text:p>
          </table:table-cell>
          <table:table-cell office:value-type="float" office:value="-11.4742126869591">
            <text:p>-11.474212687</text:p>
          </table:table-cell>
          <table:table-cell office:value-type="float" office:value="-19.2420357269142">
            <text:p>-19.2420357269</text:p>
          </table:table-cell>
          <table:table-cell office:value-type="float" office:value="-17.8773918310768">
            <text:p>-17.877391831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5184">
            <text:p>5184</text:p>
          </table:table-cell>
          <table:table-cell office:value-type="float" office:value="10692">
            <text:p>10692</text:p>
          </table:table-cell>
          <table:table-cell office:value-type="float" office:value="18818">
            <text:p>18818</text:p>
          </table:table-cell>
          <table:table-cell office:value-type="float" office:value="-194">
            <text:p>-194</text:p>
          </table:table-cell>
          <table:table-cell office:value-type="float" office:value="-830.5">
            <text:p>-830.5</text:p>
          </table:table-cell>
          <table:table-cell office:value-type="float" office:value="-653.875">
            <text:p>-653.875</text:p>
          </table:table-cell>
          <table:table-cell office:value-type="float" office:value="-0.0374228395061728">
            <text:p>-0.0374228395</text:p>
          </table:table-cell>
          <table:table-cell office:value-type="float" office:value="-0.0776748971193416">
            <text:p>-0.0776748971</text:p>
          </table:table-cell>
          <table:table-cell office:value-type="float" office:value="-0.0347473163991923">
            <text:p>-0.0347473164</text:p>
          </table:table-cell>
          <table:table-cell office:value-type="float" office:value="0.871764980805136">
            <text:p>0.8717649808</text:p>
          </table:table-cell>
          <table:table-cell office:value-type="float" office:value="0.739963303781605">
            <text:p>0.7399633038</text:p>
          </table:table-cell>
          <table:table-cell office:value-type="float" office:value="0.88075084955684">
            <text:p>0.8807508496</text:p>
          </table:table-cell>
          <table:table-cell office:value-type="float" office:value="-18.1732593498534">
            <text:p>-18.1732593499</text:p>
          </table:table-cell>
          <table:table-cell office:value-type="float" office:value="-8.57245255793518">
            <text:p>-8.5724525579</text:p>
          </table:table-cell>
          <table:table-cell office:value-type="float" office:value="-19.5996056436007">
            <text:p>-19.599605643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5744">
            <text:p>5744</text:p>
          </table:table-cell>
          <table:table-cell office:value-type="float" office:value="9640">
            <text:p>9640</text:p>
          </table:table-cell>
          <table:table-cell office:value-type="float" office:value="16541">
            <text:p>16541</text:p>
          </table:table-cell>
          <table:table-cell office:value-type="float" office:value="-230">
            <text:p>-230</text:p>
          </table:table-cell>
          <table:table-cell office:value-type="float" office:value="-572.75">
            <text:p>-572.75</text:p>
          </table:table-cell>
          <table:table-cell office:value-type="float" office:value="-756.875">
            <text:p>-756.875</text:p>
          </table:table-cell>
          <table:table-cell office:value-type="float" office:value="-0.040041782729805">
            <text:p>-0.0400417827</text:p>
          </table:table-cell>
          <table:table-cell office:value-type="float" office:value="-0.0594139004149378">
            <text:p>-0.0594139004</text:p>
          </table:table-cell>
          <table:table-cell office:value-type="float" office:value="-0.0457575116377486">
            <text:p>-0.0457575116</text:p>
          </table:table-cell>
          <table:table-cell office:value-type="float" office:value="0.862996315399477">
            <text:p>0.8629963154</text:p>
          </table:table-cell>
          <table:table-cell office:value-type="float" office:value="0.798970171210249">
            <text:p>0.7989701712</text:p>
          </table:table-cell>
          <table:table-cell office:value-type="float" office:value="0.843952459015586">
            <text:p>0.843952459</text:p>
          </table:table-cell>
          <table:table-cell office:value-type="float" office:value="-16.9616634041053">
            <text:p>-16.9616634041</text:p>
          </table:table-cell>
          <table:table-cell office:value-type="float" office:value="-11.31630292446">
            <text:p>-11.3163029245</text:p>
          </table:table-cell>
          <table:table-cell office:value-type="float" office:value="-14.7989919394632">
            <text:p>-14.798991939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61">
            <text:p>561</text:p>
          </table:table-cell>
          <table:table-cell office:value-type="float" office:value="5504">
            <text:p>5504</text:p>
          </table:table-cell>
          <table:table-cell office:value-type="float" office:value="9288">
            <text:p>9288</text:p>
          </table:table-cell>
          <table:table-cell office:value-type="float" office:value="16520">
            <text:p>16520</text:p>
          </table:table-cell>
          <table:table-cell office:value-type="float" office:value="-375.125">
            <text:p>-375.125</text:p>
          </table:table-cell>
          <table:table-cell office:value-type="float" office:value="-620.375">
            <text:p>-620.375</text:p>
          </table:table-cell>
          <table:table-cell office:value-type="float" office:value="-522.25">
            <text:p>-522.25</text:p>
          </table:table-cell>
          <table:table-cell office:value-type="float" office:value="-0.0681549781976744">
            <text:p>-0.0681549782</text:p>
          </table:table-cell>
          <table:table-cell office:value-type="float" office:value="-0.0667931739879414">
            <text:p>-0.066793174</text:p>
          </table:table-cell>
          <table:table-cell office:value-type="float" office:value="-0.031613196125908">
            <text:p>-0.0316131961</text:p>
          </table:table-cell>
          <table:table-cell office:value-type="float" office:value="0.770561974372265">
            <text:p>0.7705619744</text:p>
          </table:table-cell>
          <table:table-cell office:value-type="float" office:value="0.774968094101317">
            <text:p>0.7749680941</text:p>
          </table:table-cell>
          <table:table-cell office:value-type="float" office:value="0.89131262613114">
            <text:p>0.8913126261</text:p>
          </table:table-cell>
          <table:table-cell office:value-type="float" office:value="-9.81951154549293">
            <text:p>-9.8195115455</text:p>
          </table:table-cell>
          <table:table-cell office:value-type="float" office:value="-10.0269489469411">
            <text:p>-10.0269489469</text:p>
          </table:table-cell>
          <table:table-cell office:value-type="float" office:value="-21.5774520402559">
            <text:p>-21.577452040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4640">
            <text:p>4640</text:p>
          </table:table-cell>
          <table:table-cell office:value-type="float" office:value="8271">
            <text:p>8271</text:p>
          </table:table-cell>
          <table:table-cell office:value-type="float" office:value="15295">
            <text:p>15295</text:p>
          </table:table-cell>
          <table:table-cell office:value-type="float" office:value="-272">
            <text:p>-272</text:p>
          </table:table-cell>
          <table:table-cell office:value-type="float" office:value="-81">
            <text:p>-81</text:p>
          </table:table-cell>
          <table:table-cell office:value-type="float" office:value="-161.875">
            <text:p>-161.875</text:p>
          </table:table-cell>
          <table:table-cell office:value-type="float" office:value="-0.0586206896551724">
            <text:p>-0.0586206897</text:p>
          </table:table-cell>
          <table:table-cell office:value-type="float" office:value="-0.00979325353645267">
            <text:p>-0.0097932535</text:p>
          </table:table-cell>
          <table:table-cell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office:value-type="float" office:value="0.965911591939481">
            <text:p>0.9659115919</text:p>
          </table:table-cell>
          <table:table-cell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table:number-columns-repeated="2" office:value-type="float" office:value="626">
            <text:p>626</text:p>
          </table:table-cell>
          <table:table-cell office:value-type="float" office:value="5184">
            <text:p>5184</text:p>
          </table:table-cell>
          <table:table-cell office:value-type="float" office:value="8096">
            <text:p>8096</text:p>
          </table:table-cell>
          <table:table-cell office:value-type="float" office:value="13872">
            <text:p>13872</text:p>
          </table:table-cell>
          <table:table-cell office:value-type="float" office:value="-194">
            <text:p>-194</text:p>
          </table:table-cell>
          <table:table-cell office:value-type="float" office:value="-668.25">
            <text:p>-668.25</text:p>
          </table:table-cell>
          <table:table-cell office:value-type="float" office:value="-129">
            <text:p>-129</text:p>
          </table:table-cell>
          <table:table-cell office:value-type="float" office:value="-0.0374228395061728">
            <text:p>-0.0374228395</text:p>
          </table:table-cell>
          <table:table-cell office:value-type="float" office:value="-0.0825407608695652">
            <text:p>-0.0825407609</text:p>
          </table:table-cell>
          <table:table-cell office:value-type="float" office:value="-0.00929930795847751">
            <text:p>-0.009299308</text:p>
          </table:table-cell>
          <table:table-cell office:value-type="float" office:value="0.871764980805136">
            <text:p>0.8717649808</text:p>
          </table:table-cell>
          <table:table-cell office:value-type="float" office:value="0.724460772278178">
            <text:p>0.7244607723</text:p>
          </table:table-cell>
          <table:table-cell office:value-type="float" office:value="0.967621917317202">
            <text:p>0.9676219173</text:p>
          </table:table-cell>
          <table:table-cell office:value-type="float" office:value="-18.1732593498534">
            <text:p>-18.1732593499</text:p>
          </table:table-cell>
          <table:table-cell office:value-type="float" office:value="-8.04608594961308">
            <text:p>-8.0460859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4464">
            <text:p>4464</text:p>
          </table:table-cell>
          <table:table-cell office:value-type="float" office:value="7645">
            <text:p>7645</text:p>
          </table:table-cell>
          <table:table-cell office:value-type="float" office:value="12672">
            <text:p>12672</text:p>
          </table:table-cell>
          <table:table-cell office:value-type="float" office:value="-102">
            <text:p>-102</text:p>
          </table:table-cell>
          <table:table-cell office:value-type="float" office:value="-515">
            <text:p>-515</text:p>
          </table:table-cell>
          <table:table-cell office:value-type="float" office:value="-390">
            <text:p>-390</text:p>
          </table:table-cell>
          <table:table-cell office:value-type="float" office:value="-0.0228494623655914">
            <text:p>-0.0228494624</text:p>
          </table:table-cell>
          <table:table-cell office:value-type="float" office:value="-0.0673642903858731">
            <text:p>-0.0673642904</text:p>
          </table:table-cell>
          <table:table-cell office:value-type="float" office:value="-0.0307765151515152">
            <text:p>-0.0307765152</text:p>
          </table:table-cell>
          <table:table-cell office:value-type="float" office:value="0.921050193664007">
            <text:p>0.9210501937</text:p>
          </table:table-cell>
          <table:table-cell office:value-type="float" office:value="0.773119360983061">
            <text:p>0.773119361</text:p>
          </table:table-cell>
          <table:table-cell office:value-type="float" office:value="0.894138696984045">
            <text:p>0.894138697</text:p>
          </table:table-cell>
          <table:table-cell office:value-type="float" office:value="-29.987473762812">
            <text:p>-29.9874737628</text:p>
          </table:table-cell>
          <table:table-cell office:value-type="float" office:value="-9.93893272088729">
            <text:p>-9.9389327209</text:p>
          </table:table-cell>
          <table:table-cell office:value-type="float" office:value="-22.1735722541136">
            <text:p>-22.173572254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4336">
            <text:p>4336</text:p>
          </table:table-cell>
          <table:table-cell office:value-type="float" office:value="7447">
            <text:p>7447</text:p>
          </table:table-cell>
          <table:table-cell office:value-type="float" office:value="11835">
            <text:p>11835</text:p>
          </table:table-cell>
          <table:table-cell office:value-type="float" office:value="-78">
            <text:p>-78</text:p>
          </table:table-cell>
          <table:table-cell office:value-type="float" office:value="-364.125">
            <text:p>-364.125</text:p>
          </table:table-cell>
          <table:table-cell office:value-type="float" office:value="-498.125">
            <text:p>-498.125</text:p>
          </table:table-cell>
          <table:table-cell office:value-type="float" office:value="-0.0179889298892989">
            <text:p>-0.0179889299</text:p>
          </table:table-cell>
          <table:table-cell office:value-type="float" office:value="-0.0488955284006983">
            <text:p>-0.0488955284</text:p>
          </table:table-cell>
          <table:table-cell office:value-type="float" office:value="-0.0420891423743135">
            <text:p>-0.0420891424</text:p>
          </table:table-cell>
          <table:table-cell office:value-type="float" office:value="0.937673004520636">
            <text:p>0.9376730045</text:p>
          </table:table-cell>
          <table:table-cell office:value-type="float" office:value="0.83355156508482">
            <text:p>0.8335515651</text:p>
          </table:table-cell>
          <table:table-cell office:value-type="float" office:value="0.856160133665281">
            <text:p>0.8561601337</text:p>
          </table:table-cell>
          <table:table-cell office:value-type="float" office:value="0">
            <text:p>0</text:p>
          </table:table-cell>
          <table:table-cell office:value-type="float" office:value="-13.8266161125195">
            <text:p>-13.8266161125</text:p>
          </table:table-cell>
          <table:table-cell office:value-type="float" office:value="-16.1194935062224">
            <text:p>-16.119493506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4860">
            <text:p>4860</text:p>
          </table:table-cell>
          <table:table-cell office:value-type="float" office:value="7728">
            <text:p>7728</text:p>
          </table:table-cell>
          <table:table-cell office:value-type="float" office:value="12024">
            <text:p>12024</text:p>
          </table:table-cell>
          <table:table-cell office:value-type="float" office:value="-181.875">
            <text:p>-181.875</text:p>
          </table:table-cell>
          <table:table-cell office:value-type="float" office:value="60.375">
            <text:p>60.375</text:p>
          </table:table-cell>
          <table:table-cell office:value-type="float" office:value="-342">
            <text:p>-342</text:p>
          </table:table-cell>
          <table:table-cell office:value-type="float" office:value="-0.0374228395061728">
            <text:p>-0.0374228395</text:p>
          </table:table-cell>
          <table:table-cell office:value-type="float" office:value="0.0078125">
            <text:p>0.0078125</text:p>
          </table:table-cell>
          <table:table-cell office:value-type="float" office:value="-0.0284431137724551">
            <text:p>-0.0284431138</text:p>
          </table:table-cell>
          <table:table-cell office:value-type="float" office:value="0.871764980805136">
            <text:p>0.8717649808</text:p>
          </table:table-cell>
          <table:table-cell office:value-type="float" office:value="1.02746337890625">
            <text:p>1.0274633789</text:p>
          </table:table-cell>
          <table:table-cell office:value-type="float" office:value="0.90203476280971">
            <text:p>0.9020347628</text:p>
          </table:table-cell>
          <table:table-cell office:value-type="float" office:value="-18.1732593498534">
            <text:p>-18.1732593499</text:p>
          </table:table-cell>
          <table:table-cell office:value-type="float" office:value="0">
            <text:p>0</text:p>
          </table:table-cell>
          <table:table-cell office:value-type="float" office:value="-24.0213552875694">
            <text:p>-24.021355287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5385">
            <text:p>5385</text:p>
          </table:table-cell>
          <table:table-cell office:value-type="float" office:value="8019">
            <text:p>8019</text:p>
          </table:table-cell>
          <table:table-cell office:value-type="float" office:value="12768">
            <text:p>12768</text:p>
          </table:table-cell>
          <table:table-cell office:value-type="float" office:value="-215.625">
            <text:p>-215.625</text:p>
          </table:table-cell>
          <table:table-cell office:value-type="float" office:value="-228.25">
            <text:p>-228.25</text:p>
          </table:table-cell>
          <table:table-cell office:value-type="float" office:value="-408">
            <text:p>-408</text:p>
          </table:table-cell>
          <table:table-cell office:value-type="float" office:value="-0.040041782729805">
            <text:p>-0.0400417827</text:p>
          </table:table-cell>
          <table:table-cell office:value-type="float" office:value="-0.0284636488340192">
            <text:p>-0.0284636488</text:p>
          </table:table-cell>
          <table:table-cell office:value-type="float" office:value="-0.0319548872180451">
            <text:p>-0.0319548872</text:p>
          </table:table-cell>
          <table:table-cell office:value-type="float" office:value="0.862996315399477">
            <text:p>0.8629963154</text:p>
          </table:table-cell>
          <table:table-cell office:value-type="float" office:value="0.901965180518628">
            <text:p>0.9019651805</text:p>
          </table:table-cell>
          <table:table-cell office:value-type="float" office:value="0.890159279778393">
            <text:p>0.8901592798</text:p>
          </table:table-cell>
          <table:table-cell office:value-type="float" office:value="-16.9616634041053">
            <text:p>-16.9616634041</text:p>
          </table:table-cell>
          <table:table-cell office:value-type="float" office:value="-24.0037726544142">
            <text:p>-24.0037726544</text:p>
          </table:table-cell>
          <table:table-cell office:value-type="float" office:value="-21.3429799365427">
            <text:p>-21.342979936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4464">
            <text:p>4464</text:p>
          </table:table-cell>
          <table:table-cell office:value-type="float" office:value="7224">
            <text:p>7224</text:p>
          </table:table-cell>
          <table:table-cell office:value-type="float" office:value="12336">
            <text:p>12336</text:p>
          </table:table-cell>
          <table:table-cell office:value-type="float" office:value="-102">
            <text:p>-102</text:p>
          </table:table-cell>
          <table:table-cell office:value-type="float" office:value="-191.625">
            <text:p>-191.625</text:p>
          </table:table-cell>
          <table:table-cell office:value-type="float" office:value="-294">
            <text:p>-294</text:p>
          </table:table-cell>
          <table:table-cell office:value-type="float" office:value="-0.0228494623655914">
            <text:p>-0.0228494624</text:p>
          </table:table-cell>
          <table:table-cell office:value-type="float" office:value="-0.0265261627906977">
            <text:p>-0.0265261628</text:p>
          </table:table-cell>
          <table:table-cell office:value-type="float" office:value="-0.0238326848249027">
            <text:p>-0.0238326848</text:p>
          </table:table-cell>
          <table:table-cell office:value-type="float" office:value="0.921050193664007">
            <text:p>0.9210501937</text:p>
          </table:table-cell>
          <table:table-cell office:value-type="float" office:value="0.908537559364859">
            <text:p>0.9085375594</text:p>
          </table:table-cell>
          <table:table-cell office:value-type="float" office:value="0.917698876970128">
            <text:p>0.917698877</text:p>
          </table:table-cell>
          <table:table-cell office:value-type="float" office:value="-29.987473762812">
            <text:p>-29.9874737628</text:p>
          </table:table-cell>
          <table:table-cell office:value-type="float" office:value="-25.7825727190837">
            <text:p>-25.7825727191</text:p>
          </table:table-cell>
          <table:table-cell office:value-type="float" office:value="-28.7359229854529">
            <text:p>-28.735922985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36">
            <text:p>4336</text:p>
          </table:table-cell>
          <table:table-cell office:value-type="float" office:value="7056">
            <text:p>7056</text:p>
          </table:table-cell>
          <table:table-cell office:value-type="float" office:value="12072">
            <text:p>12072</text:p>
          </table:table-cell>
          <table:table-cell office:value-type="float" office:value="-78">
            <text:p>-78</text:p>
          </table:table-cell>
          <table:table-cell office:value-type="float" office:value="55.125">
            <text:p>55.125</text:p>
          </table:table-cell>
          <table:table-cell office:value-type="float" office:value="-15">
            <text:p>-15</text:p>
          </table:table-cell>
          <table:table-cell office:value-type="float" office:value="-0.0179889298892989">
            <text:p>-0.0179889299</text:p>
          </table:table-cell>
          <table:table-cell office:value-type="float" office:value="0.0078125">
            <text:p>0.0078125</text:p>
          </table:table-cell>
          <table:table-cell office:value-type="float" office:value="-0.00124254473161034">
            <text:p>-0.0012425447</text:p>
          </table:table-cell>
          <table:table-cell office:value-type="float" office:value="0.937673004520636">
            <text:p>0.9376730045</text:p>
          </table:table-cell>
          <table:table-cell office:value-type="float" office:value="1.02746337890625">
            <text:p>1.0274633789</text:p>
          </table:table-cell>
          <table:table-cell office:value-type="float" office:value="0.995654119517488">
            <text:p>0.99565411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4688">
            <text:p>4688</text:p>
          </table:table-cell>
          <table:table-cell office:value-type="float" office:value="7153">
            <text:p>7153</text:p>
          </table:table-cell>
          <table:table-cell office:value-type="float" office:value="12144">
            <text:p>12144</text:p>
          </table:table-cell>
          <table:table-cell office:value-type="float" office:value="-7.625">
            <text:p>-7.625</text:p>
          </table:table-cell>
          <table:table-cell office:value-type="float" office:value="-123.625">
            <text:p>-123.625</text:p>
          </table:table-cell>
          <table:table-cell office:value-type="float" office:value="-30">
            <text:p>-30</text:p>
          </table:table-cell>
          <table:table-cell office:value-type="float" office:value="-0.00162649317406143">
            <text:p>-0.0016264932</text:p>
          </table:table-cell>
          <table:table-cell office:value-type="float" office:value="-0.0172829581993569">
            <text:p>-0.0172829582</text:p>
          </table:table-cell>
          <table:table-cell office:value-type="float" office:value="-0.0024703557312253">
            <text:p>-0.0024703557</text:p>
          </table:table-cell>
          <table:table-cell office:value-type="float" office:value="0.994312459031674">
            <text:p>0.994312459</text:p>
          </table:table-cell>
          <table:table-cell office:value-type="float" office:value="0.940095099564727">
            <text:p>0.9400950996</text:p>
          </table:table-cell>
          <table:table-cell office:value-type="float" office:value="0.991365716149291">
            <text:p>0.99136571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904">
            <text:p>3904</text:p>
          </table:table-cell>
          <table:table-cell office:value-type="float" office:value="6820">
            <text:p>6820</text:p>
          </table:table-cell>
          <table:table-cell office:value-type="float" office:value="11253">
            <text:p>11253</text:p>
          </table:table-cell>
          <table:table-cell office:value-type="float" office:value="-181.75">
            <text:p>-181.75</text:p>
          </table:table-cell>
          <table:table-cell office:value-type="float" office:value="-240">
            <text:p>-240</text:p>
          </table:table-cell>
          <table:table-cell office:value-type="float" office:value="-396">
            <text:p>-396</text:p>
          </table:table-cell>
          <table:table-cell office:value-type="float" office:value="-0.0465548155737705">
            <text:p>-0.0465548156</text:p>
          </table:table-cell>
          <table:table-cell table:number-columns-repeated="2" office:value-type="float" office:value="-0.0351906158357771">
            <text:p>-0.0351906158</text:p>
          </table:table-cell>
          <table:table-cell office:value-type="float" office:value="0.841306153163895">
            <text:p>0.8413061532</text:p>
          </table:table-cell>
          <table:table-cell table:number-columns-repeated="2" office:value-type="float" office:value="0.879260068282867">
            <text:p>0.8792600683</text:p>
          </table:table-cell>
          <table:table-cell office:value-type="float" office:value="-14.5395123694922">
            <text:p>-14.5395123695</text:p>
          </table:table-cell>
          <table:table-cell table:number-columns-repeated="2"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471">
            <text:p>471</text:p>
          </table:table-cell>
          <table:table-cell office:value-type="float" office:value="4065">
            <text:p>4065</text:p>
          </table:table-cell>
          <table:table-cell office:value-type="float" office:value="6820">
            <text:p>6820</text:p>
          </table:table-cell>
          <table:table-cell office:value-type="float" office:value="10320">
            <text:p>10320</text:p>
          </table:table-cell>
          <table:table-cell office:value-type="float" office:value="-73.125">
            <text:p>-73.125</text:p>
          </table:table-cell>
          <table:table-cell office:value-type="float" office:value="-245.625">
            <text:p>-245.625</text:p>
          </table:table-cell>
          <table:table-cell office:value-type="float" office:value="-198">
            <text:p>-198</text:p>
          </table:table-cell>
          <table:table-cell office:value-type="float" office:value="-0.0179889298892989">
            <text:p>-0.0179889299</text:p>
          </table:table-cell>
          <table:table-cell office:value-type="float" office:value="-0.0360153958944282">
            <text:p>-0.0360153959</text:p>
          </table:table-cell>
          <table:table-cell office:value-type="float" office:value="-0.0191860465116279">
            <text:p>-0.0191860465</text:p>
          </table:table-cell>
          <table:table-cell office:value-type="float" office:value="0.937673004520636">
            <text:p>0.9376730045</text:p>
          </table:table-cell>
          <table:table-cell office:value-type="float" office:value="0.876488447502709">
            <text:p>0.8764884475</text:p>
          </table:table-cell>
          <table:table-cell office:value-type="float" office:value="0.933570321795565">
            <text:p>0.9335703218</text:p>
          </table:table-cell>
          <table:table-cell office:value-type="float" office:value="0">
            <text:p>0</text:p>
          </table:table-cell>
          <table:table-cell office:value-type="float" office:value="-18.8971653334881">
            <text:p>-18.89716533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501">
            <text:p>501</text:p>
          </table:table-cell>
          <table:table-cell office:value-type="float" office:value="4512">
            <text:p>4512</text:p>
          </table:table-cell>
          <table:table-cell office:value-type="float" office:value="6886">
            <text:p>6886</text:p>
          </table:table-cell>
          <table:table-cell office:value-type="float" office:value="11184">
            <text:p>11184</text:p>
          </table:table-cell>
          <table:table-cell office:value-type="float" office:value="-199.125">
            <text:p>-199.125</text:p>
          </table:table-cell>
          <table:table-cell office:value-type="float" office:value="-275.375">
            <text:p>-275.375</text:p>
          </table:table-cell>
          <table:table-cell office:value-type="float" office:value="-210">
            <text:p>-210</text:p>
          </table:table-cell>
          <table:table-cell office:value-type="float" office:value="-0.0441323138297872">
            <text:p>-0.0441323138</text:p>
          </table:table-cell>
          <table:table-cell office:value-type="float" office:value="-0.0399905605576532">
            <text:p>-0.0399905606</text:p>
          </table:table-cell>
          <table:table-cell office:value-type="float" office:value="-0.0187768240343348">
            <text:p>-0.018776824</text:p>
          </table:table-cell>
          <table:table-cell office:value-type="float" office:value="0.849354317398727">
            <text:p>0.8493543174</text:p>
          </table:table-cell>
          <table:table-cell office:value-type="float" office:value="0.863167558118296">
            <text:p>0.8631675581</text:p>
          </table:table-cell>
          <table:table-cell office:value-type="float" office:value="0.934972151356628">
            <text:p>0.9349721514</text:p>
          </table:table-cell>
          <table:table-cell office:value-type="float" office:value="-15.3569339984076">
            <text:p>-15.3569339984</text:p>
          </table:table-cell>
          <table:table-cell office:value-type="float" office:value="-16.9838388782833">
            <text:p>-16.9838388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59">
            <text:p>359</text:p>
          </table:table-cell>
          <table:table-cell office:value-type="float" office:value="4688">
            <text:p>4688</text:p>
          </table:table-cell>
          <table:table-cell office:value-type="float" office:value="7161">
            <text:p>7161</text:p>
          </table:table-cell>
          <table:table-cell office:value-type="float" office:value="11935">
            <text:p>11935</text:p>
          </table:table-cell>
          <table:table-cell office:value-type="float" office:value="-106.375">
            <text:p>-106.375</text:p>
          </table:table-cell>
          <table:table-cell office:value-type="float" office:value="-252">
            <text:p>-252</text:p>
          </table:table-cell>
          <table:table-cell office:value-type="float" office:value="-420">
            <text:p>-420</text:p>
          </table:table-cell>
          <table:table-cell office:value-type="float" office:value="-0.0226909129692833">
            <text:p>-0.022690913</text:p>
          </table:table-cell>
          <table:table-cell table:number-columns-repeated="2" office:value-type="float" office:value="-0.0351906158357771">
            <text:p>-0.0351906158</text:p>
          </table:table-cell>
          <table:table-cell office:value-type="float" office:value="0.921590964569012">
            <text:p>0.9215909646</text:p>
          </table:table-cell>
          <table:table-cell table:number-columns-repeated="2" office:value-type="float" office:value="0.879260068282867">
            <text:p>0.8792600683</text:p>
          </table:table-cell>
          <table:table-cell office:value-type="float" office:value="-30.1994471298975">
            <text:p>-30.1994471299</text:p>
          </table:table-cell>
          <table:table-cell table:number-columns-repeated="2"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3904">
            <text:p>3904</text:p>
          </table:table-cell>
          <table:table-cell office:value-type="float" office:value="6342">
            <text:p>6342</text:p>
          </table:table-cell>
          <table:table-cell office:value-type="float" office:value="10872">
            <text:p>10872</text:p>
          </table:table-cell>
          <table:table-cell office:value-type="float" office:value="-195.625">
            <text:p>-195.625</text:p>
          </table:table-cell>
          <table:table-cell office:value-type="float" office:value="-64.75">
            <text:p>-64.75</text:p>
          </table:table-cell>
          <table:table-cell office:value-type="float" office:value="-111">
            <text:p>-111</text:p>
          </table:table-cell>
          <table:table-cell office:value-type="float" office:value="-0.050108862704918">
            <text:p>-0.0501088627</text:p>
          </table:table-cell>
          <table:table-cell table:number-columns-repeated="2" office:value-type="float" office:value="-0.0102097130242826">
            <text:p>-0.010209713</text:p>
          </table:table-cell>
          <table:table-cell office:value-type="float" office:value="0.829540340851084">
            <text:p>0.8295403409</text:p>
          </table:table-cell>
          <table:table-cell table:number-columns-repeated="2" office:value-type="float" office:value="0.964470311365486">
            <text:p>0.9644703114</text:p>
          </table:table-cell>
          <table:table-cell office:value-type="float" office:value="-13.4832831381718">
            <text:p>-13.48328313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503">
            <text:p>503</text:p>
          </table:table-cell>
          <table:table-cell office:value-type="float" office:value="3506">
            <text:p>3506</text:p>
          </table:table-cell>
          <table:table-cell office:value-type="float" office:value="6200">
            <text:p>6200</text:p>
          </table:table-cell>
          <table:table-cell office:value-type="float" office:value="10752">
            <text:p>10752</text:p>
          </table:table-cell>
          <table:table-cell office:value-type="float" office:value="-182.375">
            <text:p>-182.375</text:p>
          </table:table-cell>
          <table:table-cell office:value-type="float" office:value="-103.625">
            <text:p>-103.625</text:p>
          </table:table-cell>
          <table:table-cell office:value-type="float" office:value="-45">
            <text:p>-45</text:p>
          </table:table-cell>
          <table:table-cell office:value-type="float" office:value="-0.0520179691956646">
            <text:p>-0.0520179692</text:p>
          </table:table-cell>
          <table:table-cell office:value-type="float" office:value="-0.0167137096774194">
            <text:p>-0.0167137097</text:p>
          </table:table-cell>
          <table:table-cell office:value-type="float" office:value="-0.00418526785714286">
            <text:p>-0.0041852679</text:p>
          </table:table-cell>
          <table:table-cell office:value-type="float" office:value="0.823240611288887">
            <text:p>0.8232406113</text:p>
          </table:table-cell>
          <table:table-cell office:value-type="float" office:value="0.942049538387747">
            <text:p>0.9420495384</text:p>
          </table:table-cell>
          <table:table-cell office:value-type="float" office:value="0.985385894775391">
            <text:p>0.9853858948</text:p>
          </table:table-cell>
          <table:table-cell office:value-type="float" office:value="-12.9754897262555">
            <text:p>-12.97548972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40">
            <text:p>34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3287">
            <text:p>3287</text:p>
          </table:table-cell>
          <table:table-cell office:value-type="float" office:value="6062">
            <text:p>6062</text:p>
          </table:table-cell>
          <table:table-cell office:value-type="float" office:value="10392">
            <text:p>10392</text:p>
          </table:table-cell>
          <table:table-cell office:value-type="float" office:value="-204.25">
            <text:p>-204.25</text:p>
          </table:table-cell>
          <table:table-cell office:value-type="float" office:value="-65.5">
            <text:p>-65.5</text:p>
          </table:table-cell>
          <table:table-cell office:value-type="float" office:value="-112.25">
            <text:p>-112.25</text:p>
          </table:table-cell>
          <table:table-cell office:value-type="float" office:value="-0.0621387283236994">
            <text:p>-0.0621387283</text:p>
          </table:table-cell>
          <table:table-cell office:value-type="float" office:value="-0.0108050148465853">
            <text:p>-0.0108050148</text:p>
          </table:table-cell>
          <table:table-cell office:value-type="float" office:value="-0.0108015781370285">
            <text:p>-0.0108015781</text:p>
          </table:table-cell>
          <table:table-cell office:value-type="float" office:value="0.790082445120118">
            <text:p>0.7900824451</text:p>
          </table:table-cell>
          <table:table-cell office:value-type="float" office:value="0.962411274794788">
            <text:p>0.9624112748</text:p>
          </table:table-cell>
          <table:table-cell office:value-type="float" office:value="0.962423157737291">
            <text:p>0.9624231577</text:p>
          </table:table-cell>
          <table:table-cell office:value-type="float" office:value="-10.8045547239428">
            <text:p>-10.80455472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42">
            <text:p>442</text:p>
          </table:table-cell>
          <table:table-cell office:value-type="float" office:value="2833">
            <text:p>2833</text:p>
          </table:table-cell>
          <table:table-cell office:value-type="float" office:value="5348">
            <text:p>5348</text:p>
          </table:table-cell>
          <table:table-cell office:value-type="float" office:value="9168">
            <text:p>9168</text:p>
          </table:table-cell>
          <table:table-cell office:value-type="float" office:value="-288.125">
            <text:p>-288.125</text:p>
          </table:table-cell>
          <table:table-cell office:value-type="float" office:value="-179.25">
            <text:p>-179.25</text:p>
          </table:table-cell>
          <table:table-cell office:value-type="float" office:value="-307.25">
            <text:p>-307.25</text:p>
          </table:table-cell>
          <table:table-cell office:value-type="float" office:value="-0.101703141546064">
            <text:p>-0.1017031415</text:p>
          </table:table-cell>
          <table:table-cell office:value-type="float" office:value="-0.0335172026925954">
            <text:p>-0.0335172027</text:p>
          </table:table-cell>
          <table:table-cell office:value-type="float" office:value="-0.0335133071553229">
            <text:p>-0.0335133072</text:p>
          </table:table-cell>
          <table:table-cell office:value-type="float" office:value="0.664312321429439">
            <text:p>0.6643123214</text:p>
          </table:table-cell>
          <table:table-cell office:value-type="float" office:value="0.884891660213536">
            <text:p>0.8848916602</text:p>
          </table:table-cell>
          <table:table-cell office:value-type="float" office:value="0.884904782799085">
            <text:p>0.8849047828</text:p>
          </table:table-cell>
          <table:table-cell office:value-type="float" office:value="-6.46262828886111">
            <text:p>-6.4626282889</text:p>
          </table:table-cell>
          <table:table-cell office:value-type="float" office:value="-20.331798214873">
            <text:p>-20.3317982149</text:p>
          </table:table-cell>
          <table:table-cell office:value-type="float" office:value="-20.3342022999366">
            <text:p>-20.334202299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table:number-columns-repeated="2" office:value-type="float" office:value="430">
            <text:p>430</text:p>
          </table:table-cell>
          <table:table-cell office:value-type="float" office:value="2673">
            <text:p>2673</text:p>
          </table:table-cell>
          <table:table-cell office:value-type="float" office:value="5297">
            <text:p>5297</text:p>
          </table:table-cell>
          <table:table-cell office:value-type="float" office:value="9720">
            <text:p>9720</text:p>
          </table:table-cell>
          <table:table-cell office:value-type="float" office:value="-151.875">
            <text:p>-151.875</text:p>
          </table:table-cell>
          <table:table-cell office:value-type="float" office:value="-394.285714285714">
            <text:p>-394.2857142857</text:p>
          </table:table-cell>
          <table:table-cell office:value-type="float" office:value="-114">
            <text:p>-114</text:p>
          </table:table-cell>
          <table:table-cell office:value-type="float" office:value="-0.0568181818181818">
            <text:p>-0.0568181818</text:p>
          </table:table-cell>
          <table:table-cell office:value-type="float" office:value="-0.0744356643922436">
            <text:p>-0.0744356644</text:p>
          </table:table-cell>
          <table:table-cell office:value-type="float" office:value="-0.0117283950617284">
            <text:p>-0.0117283951</text:p>
          </table:table-cell>
          <table:table-cell office:value-type="float" office:value="0.807463842975207">
            <text:p>0.807463843</text:p>
          </table:table-cell>
          <table:table-cell office:value-type="float" office:value="0.750334884168836">
            <text:p>0.7503348842</text:p>
          </table:table-cell>
          <table:table-cell office:value-type="float" office:value="0.95922022557537">
            <text:p>0.9592202256</text:p>
          </table:table-cell>
          <table:table-cell office:value-type="float" office:value="-11.8494381068623">
            <text:p>-11.8494381069</text:p>
          </table:table-cell>
          <table:table-cell office:value-type="float" office:value="-8.9609893959422">
            <text:p>-8.9609893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2861">
            <text:p>2861</text:p>
          </table:table-cell>
          <table:table-cell office:value-type="float" office:value="5634">
            <text:p>5634</text:p>
          </table:table-cell>
          <table:table-cell office:value-type="float" office:value="9960">
            <text:p>9960</text:p>
          </table:table-cell>
          <table:table-cell office:value-type="float" office:value="-102.714285714286">
            <text:p>-102.7142857143</text:p>
          </table:table-cell>
          <table:table-cell office:value-type="float" office:value="-119.833333333333">
            <text:p>-119.8333333333</text:p>
          </table:table-cell>
          <table:table-cell office:value-type="float" office:value="-113.142857142857">
            <text:p>-113.1428571429</text:p>
          </table:table-cell>
          <table:table-cell office:value-type="float" office:value="-0.0359015329305438">
            <text:p>-0.0359015329</text:p>
          </table:table-cell>
          <table:table-cell office:value-type="float" office:value="-0.0212696722281387">
            <text:p>-0.0212696722</text:p>
          </table:table-cell>
          <table:table-cell office:value-type="float" office:value="-0.0113597246127367">
            <text:p>-0.0113597246</text:p>
          </table:table-cell>
          <table:table-cell office:value-type="float" office:value="0.876870918073952">
            <text:p>0.8768709181</text:p>
          </table:table-cell>
          <table:table-cell office:value-type="float" office:value="0.926442849156632">
            <text:p>0.9264428492</text:p>
          </table:table-cell>
          <table:table-cell office:value-type="float" office:value="0.960493888808245">
            <text:p>0.9604938888</text:p>
          </table:table-cell>
          <table:table-cell office:value-type="float" office:value="-18.9582110639594">
            <text:p>-18.958211064</text:p>
          </table:table-cell>
          <table:table-cell office:value-type="float" office:value="-32.2407065441204">
            <text:p>-32.2407065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2621">
            <text:p>2621</text:p>
          </table:table-cell>
          <table:table-cell office:value-type="float" office:value="5470">
            <text:p>5470</text:p>
          </table:table-cell>
          <table:table-cell office:value-type="float" office:value="10286">
            <text:p>10286</text:p>
          </table:table-cell>
          <table:table-cell office:value-type="float" office:value="0">
            <text:p>0</text:p>
          </table:table-cell>
          <table:table-cell office:value-type="float" office:value="-56.1666666666667">
            <text:p>-56.1666666667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-0.0102681291895186">
            <text:p>-0.0102681292</text:p>
          </table:table-cell>
          <table:table-cell office:value-type="float" office:value="-0.00699980556095664">
            <text:p>-0.0069998056</text:p>
          </table:table-cell>
          <table:table-cell office:value-type="float" office:value="0.71">
            <text:p>0.71</text:p>
          </table:table-cell>
          <table:table-cell office:value-type="float" office:value="0.964268199411708">
            <text:p>0.9642681994</text:p>
          </table:table-cell>
          <table:table-cell office:value-type="float" office:value="0.975596715201319">
            <text:p>0.9755967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2402">
            <text:p>2402</text:p>
          </table:table-cell>
          <table:table-cell office:value-type="float" office:value="5147">
            <text:p>5147</text:p>
          </table:table-cell>
          <table:table-cell office:value-type="float" office:value="9326">
            <text:p>9326</text:p>
          </table:table-cell>
          <table:table-cell office:value-type="float" office:value="0">
            <text:p>0</text:p>
          </table:table-cell>
          <table:table-cell office:value-type="float" office:value="123.4">
            <text:p>123.4</text:p>
          </table:table-cell>
          <table:table-cell office:value-type="float" office:value="158.4">
            <text:p>158.4</text:p>
          </table:table-cell>
          <table:table-cell office:value-type="float" office:value="0">
            <text:p>0</text:p>
          </table:table-cell>
          <table:table-cell office:value-type="float" office:value="0.0239751311443559">
            <text:p>0.0239751311</text:p>
          </table:table-cell>
          <table:table-cell office:value-type="float" office:value="0.0169847737508042">
            <text:p>0.0169847738</text:p>
          </table:table-cell>
          <table:table-cell office:value-type="float" office:value="0.71">
            <text:p>0.71</text:p>
          </table:table-cell>
          <table:table-cell office:value-type="float" office:value="1.08503958055549">
            <text:p>1.0850395806</text:p>
          </table:table-cell>
          <table:table-cell office:value-type="float" office:value="1.06001213390497">
            <text:p>1.0600121339</text:p>
          </table:table-cell>
          <table:table-cell office:value-type="float" office:value="0">
            <text:p>0</text:p>
          </table:table-cell>
          <table:table-cell office:value-type="float" office:value="29.2562953477084">
            <text:p>29.2562953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2200">
            <text:p>2200</text:p>
          </table:table-cell>
          <table:table-cell office:value-type="float" office:value="5120">
            <text:p>5120</text:p>
          </table:table-cell>
          <table:table-cell office:value-type="float" office:value="9960">
            <text:p>99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02409638554217">
            <text:p>0.0060240964</text:p>
          </table:table-cell>
          <table:table-cell office:value-type="float" office:value="0.71">
            <text:p>0.71</text:p>
          </table:table-cell>
          <table:table-cell office:value-type="float" office:value="0.98">
            <text:p>0.98</text:p>
          </table:table-cell>
          <table:table-cell office:value-type="float" office:value="1.02115546523443">
            <text:p>1.02115546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2016">
            <text:p>2016</text:p>
          </table:table-cell>
          <table:table-cell office:value-type="float" office:value="5091">
            <text:p>5091</text:p>
          </table:table-cell>
          <table:table-cell office:value-type="float" office:value="10013">
            <text:p>10013</text:p>
          </table:table-cell>
          <table:table-cell table:number-columns-repeated="6"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98">
            <text:p>0.98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1847">
            <text:p>1847</text:p>
          </table:table-cell>
          <table:table-cell office:value-type="float" office:value="5035">
            <text:p>5035</text:p>
          </table:table-cell>
          <table:table-cell office:value-type="float" office:value="10067">
            <text:p>10067</text:p>
          </table:table-cell>
          <table:table-cell table:number-columns-repeated="6"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99">
            <text:p>0.99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96">
            <text:p>96</text:p>
          </table:table-cell>
          <table:table-cell office:value-type="float" office:value="4020">
            <text:p>4020</text:p>
          </table:table-cell>
          <table:table-cell office:value-type="float" office:value="16721">
            <text:p>16721</text:p>
          </table:table-cell>
          <table:table-cell office:value-type="float" office:value="7.5525">
            <text:p>7.55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70">
            <text:p>270</text:p>
          </table:table-cell>
          <table:table-cell office:value-type="float" office:value="405">
            <text:p>405</text:p>
          </table:table-cell>
          <table:table-cell office:value-type="float" office:value="1692">
            <text:p>1692</text:p>
          </table:table-cell>
          <table:table-cell office:value-type="float" office:value="5016">
            <text:p>5016</text:p>
          </table:table-cell>
          <table:table-cell office:value-type="float" office:value="10121">
            <text:p>10121</text:p>
          </table:table-cell>
          <table:table-cell table:number-columns-repeated="6"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99">
            <text:p>0.99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96.3333333333333">
            <text:p>96.3333333333</text:p>
          </table:table-cell>
          <table:table-cell office:value-type="float" office:value="3954">
            <text:p>3954</text:p>
          </table:table-cell>
          <table:table-cell office:value-type="float" office:value="16959.6666666667">
            <text:p>16959.6666666667</text:p>
          </table:table-cell>
          <table:table-cell office:value-type="float" office:value="8.03666666666667">
            <text:p>8.03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282">
            <text:p>282</text:p>
          </table:table-cell>
          <table:table-cell office:value-type="float" office:value="626">
            <text:p>626</text:p>
          </table:table-cell>
          <table:table-cell office:value-type="float" office:value="415">
            <text:p>415</text:p>
          </table:table-cell>
          <table:table-cell office:value-type="float" office:value="1550">
            <text:p>1550</text:p>
          </table:table-cell>
          <table:table-cell office:value-type="float" office:value="4945">
            <text:p>4945</text:p>
          </table:table-cell>
          <table:table-cell office:value-type="float" office:value="10175">
            <text:p>10175</text:p>
          </table:table-cell>
          <table:table-cell table:number-columns-repeated="6"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93">
            <text:p>0.93</text:p>
          </table:table-cell>
          <table:table-cell office:value-type="float" office:value="1.02">
            <text:p>1.0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71">
            <text:p>0.71</text:p>
          </table:table-cell>
          <table:table-cell office:value-type="float" office:value="0.93">
            <text:p>0.93</text:p>
          </table:table-cell>
          <table:table-cell office:value-type="float" office:value="1.02">
            <text:p>1.02</text:p>
          </table:table-cell>
          <table:table-cell office:value-type="float" office:value="-8">
            <text:p>-8</text:p>
          </table:table-cell>
          <table:table-cell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.7">
            <text:p>13.7</text:p>
          </table:table-cell>
          <table:table-cell office:value-type="float" office:value="17.5">
            <text:p>17.5</text:p>
          </table:table-cell>
          <table:table-cell office:value-type="float" office:value="24">
            <text:p>24</text:p>
          </table:table-cell>
          <table:table-cell office:value-type="float" office:value="13212">
            <text:p>13212</text:p>
          </table:table-cell>
          <table:table-cell office:value-type="float" office:value="13415">
            <text:p>13415</text:p>
          </table:table-cell>
          <table:table-cell office:value-type="float" office:value="13863">
            <text:p>138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2:48.77</dc:date>
    <dc:creator>Liam Widdess</dc:creator>
    <meta:editing-duration>P2DT3H30M59S</meta:editing-duration>
    <meta:editing-cycles>185</meta:editing-cycles>
    <meta:generator>OpenOffice/4.1.7$Win32 OpenOffice.org_project/417m1$Build-9800</meta:generator>
    <meta:document-statistic meta:table-count="8" meta:cell-count="988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535">
                <text:p>2853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95">
                <text:p>19895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430">
                <text:p>19430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029">
                <text:p>15029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340">
                <text:p>15340</text:p>
              </table:table-cell>
              <table:table-cell office:value-type="float" office:value="20160">
                <text:p>20160</text:p>
              </table:table-cell>
              <table:table-cell office:value-type="float" office:value="28535">
                <text:p>2853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912">
                <text:p>15912</text:p>
              </table:table-cell>
              <table:table-cell office:value-type="float" office:value="20557">
                <text:p>20557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320">
                <text:p>15320</text:p>
              </table:table-cell>
              <table:table-cell office:value-type="float" office:value="21748">
                <text:p>21748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990">
                <text:p>14990</text:p>
              </table:table-cell>
              <table:table-cell office:value-type="float" office:value="22156">
                <text:p>22156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280">
                <text:p>15280</text:p>
              </table:table-cell>
              <table:table-cell office:value-type="float" office:value="20500">
                <text:p>20500</text:p>
              </table:table-cell>
              <table:table-cell office:value-type="float" office:value="28509">
                <text:p>2850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728">
                <text:p>15728</text:p>
              </table:table-cell>
              <table:table-cell office:value-type="float" office:value="20175">
                <text:p>20175</text:p>
              </table:table-cell>
              <table:table-cell office:value-type="float" office:value="27731">
                <text:p>2773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320">
                <text:p>15320</text:p>
              </table:table-cell>
              <table:table-cell office:value-type="float" office:value="19961">
                <text:p>19961</text:p>
              </table:table-cell>
              <table:table-cell office:value-type="float" office:value="29549">
                <text:p>2954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20138">
                <text:p>20138</text:p>
              </table:table-cell>
              <table:table-cell office:value-type="float" office:value="29687">
                <text:p>2968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30">
                <text:p>15330</text:p>
              </table:table-cell>
              <table:table-cell office:value-type="float" office:value="20511">
                <text:p>20511</text:p>
              </table:table-cell>
              <table:table-cell office:value-type="float" office:value="28403">
                <text:p>2840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686">
                <text:p>15686</text:p>
              </table:table-cell>
              <table:table-cell office:value-type="float" office:value="20550">
                <text:p>20550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81">
                <text:p>15881</text:p>
              </table:table-cell>
              <table:table-cell office:value-type="float" office:value="22082">
                <text:p>22082</text:p>
              </table:table-cell>
              <table:table-cell office:value-type="float" office:value="33016">
                <text:p>3301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894">
                <text:p>15894</text:p>
              </table:table-cell>
              <table:table-cell office:value-type="float" office:value="21898">
                <text:p>21898</text:p>
              </table:table-cell>
              <table:table-cell office:value-type="float" office:value="34062">
                <text:p>340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148">
                <text:p>16148</text:p>
              </table:table-cell>
              <table:table-cell office:value-type="float" office:value="20897">
                <text:p>20897</text:p>
              </table:table-cell>
              <table:table-cell office:value-type="float" office:value="33004">
                <text:p>3300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880">
                <text:p>15880</text:p>
              </table:table-cell>
              <table:table-cell office:value-type="float" office:value="22648">
                <text:p>22648</text:p>
              </table:table-cell>
              <table:table-cell office:value-type="float" office:value="31252">
                <text:p>3125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0380">
                <text:p>20380</text:p>
              </table:table-cell>
              <table:table-cell office:value-type="float" office:value="32957">
                <text:p>3295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24">
                <text:p>14824</text:p>
              </table:table-cell>
              <table:table-cell office:value-type="float" office:value="20440">
                <text:p>20440</text:p>
              </table:table-cell>
              <table:table-cell office:value-type="float" office:value="34062">
                <text:p>34062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392">
                <text:p>12392</text:p>
              </table:table-cell>
              <table:table-cell office:value-type="float" office:value="20652">
                <text:p>20652</text:p>
              </table:table-cell>
              <table:table-cell office:value-type="float" office:value="32805">
                <text:p>3280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682">
                <text:p>11682</text:p>
              </table:table-cell>
              <table:table-cell office:value-type="float" office:value="20729">
                <text:p>20729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088">
                <text:p>12088</text:p>
              </table:table-cell>
              <table:table-cell office:value-type="float" office:value="20329">
                <text:p>20329</text:p>
              </table:table-cell>
              <table:table-cell office:value-type="float" office:value="33077">
                <text:p>3307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835">
                <text:p>12835</text:p>
              </table:table-cell>
              <table:table-cell office:value-type="float" office:value="20040">
                <text:p>20040</text:p>
              </table:table-cell>
              <table:table-cell office:value-type="float" office:value="33724">
                <text:p>3372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090">
                <text:p>12090</text:p>
              </table:table-cell>
              <table:table-cell office:value-type="float" office:value="18728">
                <text:p>18728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24">
                <text:p>11424</text:p>
              </table:table-cell>
              <table:table-cell office:value-type="float" office:value="17755">
                <text:p>17755</text:p>
              </table:table-cell>
              <table:table-cell office:value-type="float" office:value="29807">
                <text:p>2980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397">
                <text:p>17397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6606">
                <text:p>16606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749">
                <text:p>15749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418">
                <text:p>15418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20">
                <text:p>11520</text:p>
              </table:table-cell>
              <table:table-cell office:value-type="float" office:value="15218">
                <text:p>15218</text:p>
              </table:table-cell>
              <table:table-cell office:value-type="float" office:value="23413">
                <text:p>234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078">
                <text:p>12078</text:p>
              </table:table-cell>
              <table:table-cell office:value-type="float" office:value="15944">
                <text:p>15944</text:p>
              </table:table-cell>
              <table:table-cell office:value-type="float" office:value="22313">
                <text:p>2231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28">
                <text:p>11728</text:p>
              </table:table-cell>
              <table:table-cell office:value-type="float" office:value="15613">
                <text:p>15613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304">
                <text:p>16304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094">
                <text:p>11094</text:p>
              </table:table-cell>
              <table:table-cell office:value-type="float" office:value="16140">
                <text:p>16140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608">
                <text:p>11608</text:p>
              </table:table-cell>
              <table:table-cell office:value-type="float" office:value="15384">
                <text:p>15384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5058">
                <text:p>15058</text:p>
              </table:table-cell>
              <table:table-cell office:value-type="float" office:value="21130">
                <text:p>2113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58">
                <text:p>11158</text:p>
              </table:table-cell>
              <table:table-cell office:value-type="float" office:value="14876">
                <text:p>14876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852">
                <text:p>14852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32">
                <text:p>11132</text:p>
              </table:table-cell>
              <table:table-cell office:value-type="float" office:value="14896">
                <text:p>14896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5058">
                <text:p>15058</text:p>
              </table:table-cell>
              <table:table-cell office:value-type="float" office:value="21656">
                <text:p>2165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982">
                <text:p>10982</text:p>
              </table:table-cell>
              <table:table-cell office:value-type="float" office:value="14355">
                <text:p>14355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52">
                <text:p>10352</text:p>
              </table:table-cell>
              <table:table-cell office:value-type="float" office:value="14342">
                <text:p>14342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150">
                <text:p>10150</text:p>
              </table:table-cell>
              <table:table-cell office:value-type="float" office:value="14336">
                <text:p>14336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932">
                <text:p>9932</text:p>
              </table:table-cell>
              <table:table-cell office:value-type="float" office:value="14282">
                <text:p>14282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580">
                <text:p>13580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597">
                <text:p>13597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74">
                <text:p>9774</text:p>
              </table:table-cell>
              <table:table-cell office:value-type="float" office:value="14298">
                <text:p>14298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2810">
                <text:p>12810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505">
                <text:p>8505</text:p>
              </table:table-cell>
              <table:table-cell office:value-type="float" office:value="12812">
                <text:p>12812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480">
                <text:p>6480</text:p>
              </table:table-cell>
              <table:table-cell office:value-type="float" office:value="12422">
                <text:p>12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498">
                <text:p>6498</text:p>
              </table:table-cell>
              <table:table-cell office:value-type="float" office:value="12108">
                <text:p>12108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304">
                <text:p>6304</text:p>
              </table:table-cell>
              <table:table-cell office:value-type="float" office:value="11700">
                <text:p>11700</text:p>
              </table:table-cell>
              <table:table-cell office:value-type="float" office:value="16882">
                <text:p>1688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504">
                <text:p>5504</text:p>
              </table:table-cell>
              <table:table-cell office:value-type="float" office:value="10509">
                <text:p>10509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640">
                <text:p>4640</text:p>
              </table:table-cell>
              <table:table-cell office:value-type="float" office:value="10355">
                <text:p>10355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184">
                <text:p>5184</text:p>
              </table:table-cell>
              <table:table-cell office:value-type="float" office:value="10692">
                <text:p>10692</text:p>
              </table:table-cell>
              <table:table-cell office:value-type="float" office:value="18818">
                <text:p>1881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744">
                <text:p>5744</text:p>
              </table:table-cell>
              <table:table-cell office:value-type="float" office:value="9640">
                <text:p>9640</text:p>
              </table:table-cell>
              <table:table-cell office:value-type="float" office:value="16541">
                <text:p>1654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504">
                <text:p>5504</text:p>
              </table:table-cell>
              <table:table-cell office:value-type="float" office:value="9288">
                <text:p>9288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640">
                <text:p>4640</text:p>
              </table:table-cell>
              <table:table-cell office:value-type="float" office:value="8271">
                <text:p>8271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184">
                <text:p>5184</text:p>
              </table:table-cell>
              <table:table-cell office:value-type="float" office:value="8096">
                <text:p>8096</text:p>
              </table:table-cell>
              <table:table-cell office:value-type="float" office:value="13872">
                <text:p>1387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464">
                <text:p>4464</text:p>
              </table:table-cell>
              <table:table-cell office:value-type="float" office:value="7645">
                <text:p>7645</text:p>
              </table:table-cell>
              <table:table-cell office:value-type="float" office:value="12672">
                <text:p>1267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336">
                <text:p>4336</text:p>
              </table:table-cell>
              <table:table-cell office:value-type="float" office:value="7447">
                <text:p>7447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860">
                <text:p>4860</text:p>
              </table:table-cell>
              <table:table-cell office:value-type="float" office:value="7728">
                <text:p>772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385">
                <text:p>5385</text:p>
              </table:table-cell>
              <table:table-cell office:value-type="float" office:value="8019">
                <text:p>8019</text:p>
              </table:table-cell>
              <table:table-cell office:value-type="float" office:value="12768">
                <text:p>1276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64">
                <text:p>4464</text:p>
              </table:table-cell>
              <table:table-cell office:value-type="float" office:value="7224">
                <text:p>7224</text:p>
              </table:table-cell>
              <table:table-cell office:value-type="float" office:value="12336">
                <text:p>1233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336">
                <text:p>4336</text:p>
              </table:table-cell>
              <table:table-cell office:value-type="float" office:value="7056">
                <text:p>7056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688">
                <text:p>4688</text:p>
              </table:table-cell>
              <table:table-cell office:value-type="float" office:value="7153">
                <text:p>7153</text:p>
              </table:table-cell>
              <table:table-cell office:value-type="float" office:value="12144">
                <text:p>1214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904">
                <text:p>3904</text:p>
              </table:table-cell>
              <table:table-cell office:value-type="float" office:value="6820">
                <text:p>6820</text:p>
              </table:table-cell>
              <table:table-cell office:value-type="float" office:value="11253">
                <text:p>1125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065">
                <text:p>4065</text:p>
              </table:table-cell>
              <table:table-cell office:value-type="float" office:value="6820">
                <text:p>6820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512">
                <text:p>4512</text:p>
              </table:table-cell>
              <table:table-cell office:value-type="float" office:value="6886">
                <text:p>6886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688">
                <text:p>4688</text:p>
              </table:table-cell>
              <table:table-cell office:value-type="float" office:value="7161">
                <text:p>7161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904">
                <text:p>3904</text:p>
              </table:table-cell>
              <table:table-cell office:value-type="float" office:value="6342">
                <text:p>6342</text:p>
              </table:table-cell>
              <table:table-cell office:value-type="float" office:value="10872">
                <text:p>1087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506">
                <text:p>3506</text:p>
              </table:table-cell>
              <table:table-cell office:value-type="float" office:value="6200">
                <text:p>620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287">
                <text:p>3287</text:p>
              </table:table-cell>
              <table:table-cell office:value-type="float" office:value="6062">
                <text:p>6062</text:p>
              </table:table-cell>
              <table:table-cell office:value-type="float" office:value="10392">
                <text:p>1039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833">
                <text:p>2833</text:p>
              </table:table-cell>
              <table:table-cell office:value-type="float" office:value="5348">
                <text:p>5348</text:p>
              </table:table-cell>
              <table:table-cell office:value-type="float" office:value="9168">
                <text:p>916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673">
                <text:p>2673</text:p>
              </table:table-cell>
              <table:table-cell office:value-type="float" office:value="5297">
                <text:p>5297</text:p>
              </table:table-cell>
              <table:table-cell office:value-type="float" office:value="9720">
                <text:p>972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2861">
                <text:p>2861</text:p>
              </table:table-cell>
              <table:table-cell office:value-type="float" office:value="5634">
                <text:p>5634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2621">
                <text:p>2621</text:p>
              </table:table-cell>
              <table:table-cell office:value-type="float" office:value="5470">
                <text:p>5470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2402">
                <text:p>2402</text:p>
              </table:table-cell>
              <table:table-cell office:value-type="float" office:value="5147">
                <text:p>5147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2200">
                <text:p>2200</text:p>
              </table:table-cell>
              <table:table-cell office:value-type="float" office:value="5120">
                <text:p>5120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2016">
                <text:p>2016</text:p>
              </table:table-cell>
              <table:table-cell office:value-type="float" office:value="5091">
                <text:p>5091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847">
                <text:p>1847</text:p>
              </table:table-cell>
              <table:table-cell office:value-type="float" office:value="5035">
                <text:p>5035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92">
                <text:p>1692</text:p>
              </table:table-cell>
              <table:table-cell office:value-type="float" office:value="5016">
                <text:p>5016</text:p>
              </table:table-cell>
              <table:table-cell office:value-type="float" office:value="10121">
                <text:p>1012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50">
                <text:p>1550</text:p>
              </table:table-cell>
              <table:table-cell office:value-type="float" office:value="4945">
                <text:p>494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8cm" svg:y="1.404cm" svg:width="30.90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525">
                <text:p>7.552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666666666667">
                <text:p>8.03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5cm" svg:y="1.352cm" svg:width="31.36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4294503519704">
                <text:p>0.98429450351970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4995024460638">
                <text:p>0.98499502446063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111077434447">
                <text:p>1.011107743444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943251785324">
                <text:p>1.0194325178532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2928151849589">
                <text:p>1.0292815184958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681494649762">
                <text:p>1.0368149464976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7404667763021">
                <text:p>0.98740466776302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6590792690002">
                <text:p>1.0659079269000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7358209955735">
                <text:p>1.0735820995573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4156775812347">
                <text:p>1.0415677581234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4087113082447">
                <text:p>0.99408711308244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594381162">
                <text:p>1.000059438116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561732225263">
                <text:p>1.0256173222526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8899619120765">
                <text:p>1.0889961912076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7719433768396">
                <text:p>0.83771943376839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6053096359611">
                <text:p>0.81605309635961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295476311808">
                <text:p>1.02954763118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772153131737493">
                <text:p>0.77215313173749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4976813437389">
                <text:p>0.86497681343738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05015619014141">
                <text:p>0.80501561901414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623338167882">
                <text:p>0.956233381678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6707923429887">
                <text:p>0.90670792342988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0858681431712">
                <text:p>1.0085868143171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60489849372">
                <text:p>0.986048984937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3973153278173">
                <text:p>0.94397315327817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92397675432113">
                <text:p>0.99239767543211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9438793936992">
                <text:p>0.97943879393699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69589398846999">
                <text:p>0.96958939884699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8277629751436">
                <text:p>0.96827762975143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7499482907811">
                <text:p>0.98749948290781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9406200171246">
                <text:p>0.97940620017124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6206228579622">
                <text:p>0.98620622857962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5722454083421">
                <text:p>0.96572245408342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9036764368107">
                <text:p>0.98903676436810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4672514420839">
                <text:p>0.93467251442083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12247932280519">
                <text:p>0.91224793228051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87835095394958">
                <text:p>0.98783509539495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9036764368107">
                <text:p>0.98903676436810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1796978553354">
                <text:p>0.95179697855335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7890889841035">
                <text:p>0.91789088984103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7163154035807">
                <text:p>0.99716315403580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02148295008">
                <text:p>0.9896021482950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2693170269157">
                <text:p>0.96269317026915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86436377976403">
                <text:p>0.88643637797640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7182708468353">
                <text:p>0.93718270846835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53339902654603">
                <text:p>0.85333990265460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00755803898356">
                <text:p>0.90075580389835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56285393857186">
                <text:p>0.95628539385718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5454364650122">
                <text:p>0.97545436465012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16097112718241">
                <text:p>0.81609711271824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852295818542713">
                <text:p>0.85229581854271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78618517455301">
                <text:p>0.87861851745530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739963303781605">
                <text:p>0.73996330378160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798970171210249">
                <text:p>0.79897017121024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774968094101317">
                <text:p>0.77496809410131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5911591939481">
                <text:p>0.96591159193948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724460772278178">
                <text:p>0.72446077227817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773119360983061">
                <text:p>0.77311936098306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3355156508482">
                <text:p>0.8335515650848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2746337890625">
                <text:p>1.0274633789062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01965180518628">
                <text:p>0.90196518051862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08537559364859">
                <text:p>0.90853755936485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746337890625">
                <text:p>1.0274633789062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40095099564727">
                <text:p>0.94009509956472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79260068282867">
                <text:p>0.87926006828286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876488447502709">
                <text:p>0.87648844750270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863167558118296">
                <text:p>0.86316755811829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79260068282867">
                <text:p>0.87926006828286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64470311365486">
                <text:p>0.96447031136548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42049538387747">
                <text:p>0.94204953838774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2411274794788">
                <text:p>0.96241127479478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84891660213536">
                <text:p>0.88489166021353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750334884168836">
                <text:p>0.75033488416883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26442849156632">
                <text:p>0.92644284915663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64268199411708">
                <text:p>0.96426819941170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8503958055549">
                <text:p>1.0850395805554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721">
                <text:p>1672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6959.6666666667">
                <text:p>1695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